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993cm"/>
    </style:style>
    <style:style style:name="co2" style:family="table-column">
      <style:table-column-properties fo:break-before="auto" style:column-width="1.087cm"/>
    </style:style>
    <style:style style:name="co3" style:family="table-column">
      <style:table-column-properties fo:break-before="auto" style:column-width="5.36cm"/>
    </style:style>
    <style:style style:name="co4" style:family="table-column">
      <style:table-column-properties fo:break-before="auto" style:column-width="10.194cm"/>
    </style:style>
    <style:style style:name="co5" style:family="table-column">
      <style:table-column-properties fo:break-before="auto" style:column-width="5.096cm"/>
    </style:style>
    <style:style style:name="co6" style:family="table-column">
      <style:table-column-properties fo:break-before="auto" style:column-width="9.118cm"/>
    </style:style>
    <style:style style:name="co7" style:family="table-column">
      <style:table-column-properties fo:break-before="auto" style:column-width="3.567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ce1"/>
        <table:table-column table:style-name="co8" table:number-columns-repeated="3" table:default-cell-style-name="Default"/>
        <table:table-row table:style-name="ro1">
          <table:table-cell office:value-type="string">
            <text:p>After Burner (Japan, USA)</text:p>
          </table:table-cell>
          <table:table-cell office:value-type="string">
            <text:p>1995</text:p>
          </table:table-cell>
          <table:table-cell office:value-type="string">
            <text:p>ESRB - E (Everyone)</text:p>
          </table:table-cell>
          <table:table-cell office:value-type="string">
            <text:p>After Burner</text:p>
          </table:table-cell>
          <table:table-cell table:number-columns-repeated="2" office:value-type="string">
            <text:p>SEGA</text:p>
          </table:table-cell>
          <table:table-cell office:value-type="string">
            <text:p>Action</text:p>
          </table:table-cell>
          <table:table-cell office:value-type="string">
            <text:p>3.5</text:p>
          </table:table-cell>
          <table:table-cell office:value-type="string">
            <text:p>1 Player</text:p>
          </table:table-cell>
          <table:table-cell office:value-type="string">
            <text:p>Afterburner is a conversion of the arcade game of the same name. The goal is simple: use your F-14 Tomcat and shoot as many enemies as you can. This aircraft has two weapons: lock-on missiles and Vulcan cannons (basically machine guns). In some versions there is an option to let the cannons shoot automatically all the time.****The game is viewed from behind the plane with you fighting wave after wave of enemy fighters. But at heart it offers the usual shooter mechanics, meaning you spend most of your time dodging and shooting. Sometimes you come across a friendly supply plane and if you dock with it you can replenish your missiles.</text:p>
          </table:table-cell>
          <table:table-cell table:formula="of:=CONCATENATE(&quot;&lt;game name=&quot;;CHAR(34);[.A1];CHAR(34);&quot;&gt; &lt;year&gt;&quot;;[.B1];&quot;&lt;/year&gt; &lt;rating&gt;&quot;;[.C1];&quot;&lt;/rating&gt; &lt;title&gt;&quot;;[.D1];&quot;&lt;/title&gt; &lt;pub&gt;&quot;;[.E1];&quot;&lt;/pub&gt; &lt;dev&gt;&quot;;[.F1];&quot;&lt;/dev&gt; &lt;genre&gt;&quot;;[.G1];&quot;&lt;/genre&gt; &lt;score&gt;&quot;;[.H1];&quot;&lt;/score&gt; &lt;player&gt;&quot;;[.I1];&quot;&lt;/player&gt; &lt;story&gt;&quot;;[.J1];&quot;&lt;/story&gt; &lt;/game&gt;&quot;)" office:value-type="string" office:string-value="&lt;game name=&quot;After Burner (Japan, USA)&quot;&gt; &lt;year&gt;1995&lt;/year&gt; &lt;rating&gt;ESRB - E (Everyone)&lt;/rating&gt; &lt;title&gt;After Burner&lt;/title&gt; &lt;pub&gt;SEGA&lt;/pub&gt; &lt;dev&gt;SEGA&lt;/dev&gt; &lt;genre&gt;Action&lt;/genre&gt; &lt;score&gt;3.5&lt;/score&gt; &lt;player&gt;1 Player&lt;/player&gt; &lt;story&gt;Afterburner is a conversion of the arcade game of the same name. The goal is simple: use your F-14 Tomcat and shoot as many enemies as you can. This aircraft has two weapons: lock-on missiles and Vulcan cannons (basically machine guns). In some versions there is an option to let the cannons shoot automatically all the time.****The game is viewed from behind the plane with you fighting wave after wave of enemy fighters. But at heart it offers the usual shooter mechanics, meaning you spend most of your time dodging and shooting. Sometimes you come across a friendly supply plane and if you dock with it you can replenish your missiles.&lt;/story&gt; &lt;/game&gt;">
            <text:p>&lt;game name="After Burner (Japan, USA)"&gt; &lt;year&gt;1995&lt;/year&gt; &lt;rating&gt;ESRB - E (Everyone)&lt;/rating&gt; &lt;title&gt;After Burner&lt;/title&gt; &lt;pub&gt;SEGA&lt;/pub&gt; &lt;dev&gt;SEGA&lt;/dev&gt; &lt;genre&gt;Action&lt;/genre&gt; &lt;score&gt;3.5&lt;/score&gt; &lt;player&gt;1 Player&lt;/player&gt; &lt;story&gt;Afterburner is a conversion of the arcade game of the same name. The goal is simple: use your F-14 Tomcat and shoot as many enemies as you can. This aircraft has two weapons: lock-on missiles and Vulcan cannons (basically machine guns). In some versions there is an option to let the cannons shoot automatically all the time.****The game is viewed from behind the plane with you fighting wave after wave of enemy fighters. But at heart it offers the usual shooter mechanics, meaning you spend most of your time dodging and shooting. Sometimes you come across a friendly supply plane and if you dock with it you can replenish your missiles.&lt;/story&gt; &lt;/game&gt;</text:p>
          </table:table-cell>
        </table:table-row>
        <table:table-row table:style-name="ro1">
          <table:table-cell office:value-type="string">
            <text:p>Amazing Spider-Man, The - Web of Fire (USA)</text:p>
          </table:table-cell>
          <table:table-cell office:value-type="string">
            <text:p>1996</text:p>
          </table:table-cell>
          <table:table-cell office:value-type="string">
            <text:p>ESRB - E (Everyone)</text:p>
          </table:table-cell>
          <table:table-cell office:value-type="string">
            <text:p>The Amazing Spider-Man: Web of Fire</text:p>
          </table:table-cell>
          <table:table-cell office:value-type="string">
            <text:p>SEGA</text:p>
          </table:table-cell>
          <table:table-cell office:value-type="string">
            <text:p>BlueSky Software</text:p>
          </table:table-cell>
          <table:table-cell office:value-type="string">
            <text:p>Action</text:p>
          </table:table-cell>
          <table:table-cell office:value-type="string">
            <text:p>2.9</text:p>
          </table:table-cell>
          <table:table-cell office:value-type="string">
            <text:p>1 Player</text:p>
          </table:table-cell>
          <table:table-cell office:value-type="string">
            <text:p>An electric plasma grid has left New York in a state of chaos, and only Spider-Man and Daredevil can save the city from total destruction.****Lead Spidey through side-scrolling levels filled with a range of enemies and puzzles and take on HYDRA, the source of the evil, head on.</text:p>
          </table:table-cell>
          <table:table-cell table:formula="of:=CONCATENATE(&quot;&lt;game name=&quot;;CHAR(34);[.A2];CHAR(34);&quot;&gt; &lt;year&gt;&quot;;[.B2];&quot;&lt;/year&gt; &lt;rating&gt;&quot;;[.C2];&quot;&lt;/rating&gt; &lt;title&gt;&quot;;[.D2];&quot;&lt;/title&gt; &lt;pub&gt;&quot;;[.E2];&quot;&lt;/pub&gt; &lt;dev&gt;&quot;;[.F2];&quot;&lt;/dev&gt; &lt;genre&gt;&quot;;[.G2];&quot;&lt;/genre&gt; &lt;score&gt;&quot;;[.H2];&quot;&lt;/score&gt; &lt;player&gt;&quot;;[.I2];&quot;&lt;/player&gt; &lt;story&gt;&quot;;[.J2];&quot;&lt;/story&gt; &lt;/game&gt;&quot;)" office:value-type="string" office:string-value="&lt;game name=&quot;Amazing Spider-Man, The - Web of Fire (USA)&quot;&gt; &lt;year&gt;1996&lt;/year&gt; &lt;rating&gt;ESRB - E (Everyone)&lt;/rating&gt; &lt;title&gt;The Amazing Spider-Man: Web of Fire&lt;/title&gt; &lt;pub&gt;SEGA&lt;/pub&gt; &lt;dev&gt;BlueSky Software&lt;/dev&gt; &lt;genre&gt;Action&lt;/genre&gt; &lt;score&gt;2.9&lt;/score&gt; &lt;player&gt;1 Player&lt;/player&gt; &lt;story&gt;An electric plasma grid has left New York in a state of chaos, and only Spider-Man and Daredevil can save the city from total destruction.****Lead Spidey through side-scrolling levels filled with a range of enemies and puzzles and take on HYDRA, the source of the evil, head on.&lt;/story&gt; &lt;/game&gt;">
            <text:p>&lt;game name="Amazing Spider-Man, The - Web of Fire (USA)"&gt; &lt;year&gt;1996&lt;/year&gt; &lt;rating&gt;ESRB - E (Everyone)&lt;/rating&gt; &lt;title&gt;The Amazing Spider-Man: Web of Fire&lt;/title&gt; &lt;pub&gt;SEGA&lt;/pub&gt; &lt;dev&gt;BlueSky Software&lt;/dev&gt; &lt;genre&gt;Action&lt;/genre&gt; &lt;score&gt;2.9&lt;/score&gt; &lt;player&gt;1 Player&lt;/player&gt; &lt;story&gt;An electric plasma grid has left New York in a state of chaos, and only Spider-Man and Daredevil can save the city from total destruction.****Lead Spidey through side-scrolling levels filled with a range of enemies and puzzles and take on HYDRA, the source of the evil, head on.&lt;/story&gt; &lt;/game&gt;</text:p>
          </table:table-cell>
        </table:table-row>
        <table:table-row table:style-name="ro1">
          <table:table-cell office:value-type="string">
            <text:p>BC Racers (USA)</text:p>
          </table:table-cell>
          <table:table-cell office:value-type="string">
            <text:p>1995</text:p>
          </table:table-cell>
          <table:table-cell office:value-type="string">
            <text:p>ESRB - E (Everyone)</text:p>
          </table:table-cell>
          <table:table-cell office:value-type="string">
            <text:p>BC Racers</text:p>
          </table:table-cell>
          <table:table-cell office:value-type="string">
            <text:p>Front Street Publishing</text:p>
          </table:table-cell>
          <table:table-cell office:value-type="string">
            <text:p>Core Design</text:p>
          </table:table-cell>
          <table:table-cell office:value-type="string">
            <text:p>Driving</text:p>
          </table:table-cell>
          <table:table-cell office:value-type="string">
            <text:p>2.7</text:p>
          </table:table-cell>
          <table:table-cell office:value-type="string">
            <text:p>1-2 Players</text:p>
          </table:table-cell>
          <table:table-cell office:value-type="string">
            <text:p>BC Racers is a kart racing game starring characters from the Core Design's Chuck Rock series of games.****Each of the racers in this game rides a prehistoric motorcycle with a side car. On each two-character team, one person drives the motorcycle, and the other fights off opponents using clubs, punches, kicks, etc.****Graphics in BC Racers consist of a flat landscape decorated with scaled sprites to compose the track and scenery.</text:p>
          </table:table-cell>
          <table:table-cell table:formula="of:=CONCATENATE(&quot;&lt;game name=&quot;;CHAR(34);[.A3];CHAR(34);&quot;&gt; &lt;year&gt;&quot;;[.B3];&quot;&lt;/year&gt; &lt;rating&gt;&quot;;[.C3];&quot;&lt;/rating&gt; &lt;title&gt;&quot;;[.D3];&quot;&lt;/title&gt; &lt;pub&gt;&quot;;[.E3];&quot;&lt;/pub&gt; &lt;dev&gt;&quot;;[.F3];&quot;&lt;/dev&gt; &lt;genre&gt;&quot;;[.G3];&quot;&lt;/genre&gt; &lt;score&gt;&quot;;[.H3];&quot;&lt;/score&gt; &lt;player&gt;&quot;;[.I3];&quot;&lt;/player&gt; &lt;story&gt;&quot;;[.J3];&quot;&lt;/story&gt; &lt;/game&gt;&quot;)" office:value-type="string" office:string-value="&lt;game name=&quot;BC Racers (USA)&quot;&gt; &lt;year&gt;1995&lt;/year&gt; &lt;rating&gt;ESRB - E (Everyone)&lt;/rating&gt; &lt;title&gt;BC Racers&lt;/title&gt; &lt;pub&gt;Front Street Publishing&lt;/pub&gt; &lt;dev&gt;Core Design&lt;/dev&gt; &lt;genre&gt;Driving&lt;/genre&gt; &lt;score&gt;2.7&lt;/score&gt; &lt;player&gt;1-2 Players&lt;/player&gt; &lt;story&gt;BC Racers is a kart racing game starring characters from the Core Design's Chuck Rock series of games.****Each of the racers in this game rides a prehistoric motorcycle with a side car. On each two-character team, one person drives the motorcycle, and the other fights off opponents using clubs, punches, kicks, etc.****Graphics in BC Racers consist of a flat landscape decorated with scaled sprites to compose the track and scenery.&lt;/story&gt; &lt;/game&gt;">
            <text:p>&lt;game name="BC Racers (USA)"&gt; &lt;year&gt;1995&lt;/year&gt; &lt;rating&gt;ESRB - E (Everyone)&lt;/rating&gt; &lt;title&gt;BC Racers&lt;/title&gt; &lt;pub&gt;Front Street Publishing&lt;/pub&gt; &lt;dev&gt;Core Design&lt;/dev&gt; &lt;genre&gt;Driving&lt;/genre&gt; &lt;score&gt;2.7&lt;/score&gt; &lt;player&gt;1-2 Players&lt;/player&gt; &lt;story&gt;BC Racers is a kart racing game starring characters from the Core Design's Chuck Rock series of games.****Each of the racers in this game rides a prehistoric motorcycle with a side car. On each two-character team, one person drives the motorcycle, and the other fights off opponents using clubs, punches, kicks, etc.****Graphics in BC Racers consist of a flat landscape decorated with scaled sprites to compose the track and scenery.&lt;/story&gt; &lt;/game&gt;</text:p>
          </table:table-cell>
        </table:table-row>
        <table:table-row table:style-name="ro1">
          <table:table-cell office:value-type="string">
            <text:p>Blackthorne (USA)</text:p>
          </table:table-cell>
          <table:table-cell office:value-type="string">
            <text:p>1995</text:p>
          </table:table-cell>
          <table:table-cell office:value-type="string">
            <text:p>ESRB - T (Teen)</text:p>
          </table:table-cell>
          <table:table-cell office:value-type="string">
            <text:p>Blackthorne</text:p>
          </table:table-cell>
          <table:table-cell office:value-type="string">
            <text:p>Interplay</text:p>
          </table:table-cell>
          <table:table-cell office:value-type="string">
            <text:p>Blizzard Entertainment</text:p>
          </table:table-cell>
          <table:table-cell office:value-type="string">
            <text:p>Platform</text:p>
          </table:table-cell>
          <table:table-cell office:value-type="string">
            <text:p>3.5</text:p>
          </table:table-cell>
          <table:table-cell office:value-type="string">
            <text:p>1 Player</text:p>
          </table:table-cell>
          <table:table-cell office:value-type="string">
            <text:p>Blackthorne is an action-adventure game that takes place on the planet Tuul. Tuul was a peaceful place, until the evil warrior Sarlac used the power of the Darkstone to take control. <text:s/>Blackthorne's father, the good King Vlaros, sent him to Earth just as his kingdom crumbled around him. <text:s/>Now, 20 years later, Blackthorne is grown and must return to Tuul to free it from the clutches of Sarlac.****This game is played from a side-view with non-scrolling backgrounds. It has strong similarities to Prince of Persia, except you battle your foes using guns and bombs instead of a sword.</text:p>
          </table:table-cell>
          <table:table-cell table:formula="of:=CONCATENATE(&quot;&lt;game name=&quot;;CHAR(34);[.A4];CHAR(34);&quot;&gt; &lt;year&gt;&quot;;[.B4];&quot;&lt;/year&gt; &lt;rating&gt;&quot;;[.C4];&quot;&lt;/rating&gt; &lt;title&gt;&quot;;[.D4];&quot;&lt;/title&gt; &lt;pub&gt;&quot;;[.E4];&quot;&lt;/pub&gt; &lt;dev&gt;&quot;;[.F4];&quot;&lt;/dev&gt; &lt;genre&gt;&quot;;[.G4];&quot;&lt;/genre&gt; &lt;score&gt;&quot;;[.H4];&quot;&lt;/score&gt; &lt;player&gt;&quot;;[.I4];&quot;&lt;/player&gt; &lt;story&gt;&quot;;[.J4];&quot;&lt;/story&gt; &lt;/game&gt;&quot;)" office:value-type="string" office:string-value="&lt;game name=&quot;Blackthorne (USA)&quot;&gt; &lt;year&gt;1995&lt;/year&gt; &lt;rating&gt;ESRB - T (Teen)&lt;/rating&gt; &lt;title&gt;Blackthorne&lt;/title&gt; &lt;pub&gt;Interplay&lt;/pub&gt; &lt;dev&gt;Blizzard Entertainment&lt;/dev&gt; &lt;genre&gt;Platform&lt;/genre&gt; &lt;score&gt;3.5&lt;/score&gt; &lt;player&gt;1 Player&lt;/player&gt; &lt;story&gt;Blackthorne is an action-adventure game that takes place on the planet Tuul. Tuul was a peaceful place, until the evil warrior Sarlac used the power of the Darkstone to take control.  Blackthorne's father, the good King Vlaros, sent him to Earth just as his kingdom crumbled around him.  Now, 20 years later, Blackthorne is grown and must return to Tuul to free it from the clutches of Sarlac.****This game is played from a side-view with non-scrolling backgrounds. It has strong similarities to Prince of Persia, except you battle your foes using guns and bombs instead of a sword.&lt;/story&gt; &lt;/game&gt;">
            <text:p>&lt;game name="Blackthorne (USA)"&gt; &lt;year&gt;1995&lt;/year&gt; &lt;rating&gt;ESRB - T (Teen)&lt;/rating&gt; &lt;title&gt;Blackthorne&lt;/title&gt; &lt;pub&gt;Interplay&lt;/pub&gt; &lt;dev&gt;Blizzard Entertainment&lt;/dev&gt; &lt;genre&gt;Platform&lt;/genre&gt; &lt;score&gt;3.5&lt;/score&gt; &lt;player&gt;1 Player&lt;/player&gt; &lt;story&gt;Blackthorne is an action-adventure game that takes place on the planet Tuul. Tuul was a peaceful place, until the evil warrior Sarlac used the power of the Darkstone to take control. <text:s/>Blackthorne's father, the good King Vlaros, sent him to Earth just as his kingdom crumbled around him. <text:s/>Now, 20 years later, Blackthorne is grown and must return to Tuul to free it from the clutches of Sarlac.****This game is played from a side-view with non-scrolling backgrounds. It has strong similarities to Prince of Persia, except you battle your foes using guns and bombs instead of a sword.&lt;/story&gt; &lt;/game&gt;</text:p>
          </table:table-cell>
        </table:table-row>
        <table:table-row table:style-name="ro1">
          <table:table-cell office:value-type="string">
            <text:p>Brutal Unleashed - Above the Claw (USA)</text:p>
          </table:table-cell>
          <table:table-cell office:value-type="string">
            <text:p>1995</text:p>
          </table:table-cell>
          <table:table-cell office:value-type="string">
            <text:p>ESRB - T (Teen)</text:p>
          </table:table-cell>
          <table:table-cell office:value-type="string">
            <text:p>Brutal: Above the Claw</text:p>
          </table:table-cell>
          <table:table-cell table:number-columns-repeated="2" office:value-type="string">
            <text:p>GameTek</text:p>
          </table:table-cell>
          <table:table-cell office:value-type="string">
            <text:p>Fighter</text:p>
          </table:table-cell>
          <table:table-cell office:value-type="string">
            <text:p>2.9</text:p>
          </table:table-cell>
          <table:table-cell office:value-type="string">
            <text:p>1-2 Players</text:p>
          </table:table-cell>
          <table:table-cell office:value-type="string">
            <text:p>As with the original Brutal: Paws of Fury, the game involves a martial arts tournament set up by the Dalai Llama. A selection of 12 anthropomorphic animals are involved; choose from them for the cartoon-styled beat 'em up action. <text:s/>****Characters each have their own fighting style, array of moves, and storyline. <text:s/>As you progress through the game, you unlock more moves for each character. <text:s/>There's also a progressive conquest mode which challenges you to take over the entire Brutal Island.</text:p>
          </table:table-cell>
          <table:table-cell table:formula="of:=CONCATENATE(&quot;&lt;game name=&quot;;CHAR(34);[.A5];CHAR(34);&quot;&gt; &lt;year&gt;&quot;;[.B5];&quot;&lt;/year&gt; &lt;rating&gt;&quot;;[.C5];&quot;&lt;/rating&gt; &lt;title&gt;&quot;;[.D5];&quot;&lt;/title&gt; &lt;pub&gt;&quot;;[.E5];&quot;&lt;/pub&gt; &lt;dev&gt;&quot;;[.F5];&quot;&lt;/dev&gt; &lt;genre&gt;&quot;;[.G5];&quot;&lt;/genre&gt; &lt;score&gt;&quot;;[.H5];&quot;&lt;/score&gt; &lt;player&gt;&quot;;[.I5];&quot;&lt;/player&gt; &lt;story&gt;&quot;;[.J5];&quot;&lt;/story&gt; &lt;/game&gt;&quot;)" office:value-type="string" office:string-value="&lt;game name=&quot;Brutal Unleashed - Above the Claw (USA)&quot;&gt; &lt;year&gt;1995&lt;/year&gt; &lt;rating&gt;ESRB - T (Teen)&lt;/rating&gt; &lt;title&gt;Brutal: Above the Claw&lt;/title&gt; &lt;pub&gt;GameTek&lt;/pub&gt; &lt;dev&gt;GameTek&lt;/dev&gt; &lt;genre&gt;Fighter&lt;/genre&gt; &lt;score&gt;2.9&lt;/score&gt; &lt;player&gt;1-2 Players&lt;/player&gt; &lt;story&gt;As with the original Brutal: Paws of Fury, the game involves a martial arts tournament set up by the Dalai Llama. A selection of 12 anthropomorphic animals are involved; choose from them for the cartoon-styled beat 'em up action.  ****Characters each have their own fighting style, array of moves, and storyline.  As you progress through the game, you unlock more moves for each character.  There's also a progressive conquest mode which challenges you to take over the entire Brutal Island.&lt;/story&gt; &lt;/game&gt;">
            <text:p>&lt;game name="Brutal Unleashed - Above the Claw (USA)"&gt; &lt;year&gt;1995&lt;/year&gt; &lt;rating&gt;ESRB - T (Teen)&lt;/rating&gt; &lt;title&gt;Brutal: Above the Claw&lt;/title&gt; &lt;pub&gt;GameTek&lt;/pub&gt; &lt;dev&gt;GameTek&lt;/dev&gt; &lt;genre&gt;Fighter&lt;/genre&gt; &lt;score&gt;2.9&lt;/score&gt; &lt;player&gt;1-2 Players&lt;/player&gt; &lt;story&gt;As with the original Brutal: Paws of Fury, the game involves a martial arts tournament set up by the Dalai Llama. A selection of 12 anthropomorphic animals are involved; choose from them for the cartoon-styled beat 'em up action. <text:s/>****Characters each have their own fighting style, array of moves, and storyline. <text:s/>As you progress through the game, you unlock more moves for each character. <text:s/>There's also a progressive conquest mode which challenges you to take over the entire Brutal Island.&lt;/story&gt; &lt;/game&gt;</text:p>
          </table:table-cell>
        </table:table-row>
        <table:table-row table:style-name="ro1">
          <table:table-cell office:value-type="string">
            <text:p>Cosmic Carnage (Japan, USA)</text:p>
          </table:table-cell>
          <table:table-cell office:value-type="string">
            <text:p>1994</text:p>
          </table:table-cell>
          <table:table-cell office:value-type="string">
            <text:p>ESRB - T (Teen)</text:p>
          </table:table-cell>
          <table:table-cell office:value-type="string">
            <text:p>Cosmic Carnage</text:p>
          </table:table-cell>
          <table:table-cell office:value-type="string">
            <text:p>SEGA</text:p>
          </table:table-cell>
          <table:table-cell office:value-type="string">
            <text:p>Almanic</text:p>
          </table:table-cell>
          <table:table-cell office:value-type="string">
            <text:p>Fighter</text:p>
          </table:table-cell>
          <table:table-cell office:value-type="string">
            <text:p>2.3</text:p>
          </table:table-cell>
          <table:table-cell office:value-type="string">
            <text:p>1-2 Players</text:p>
          </table:table-cell>
          <table:table-cell office:value-type="string">
            <text:p>Cosmic Carnage is a one-on-one fighting game set in outer space. <text:s/>The story begins as a prison barge is hijacked by it's cargo in an escape attempt. <text:s/>The resulting chaos caused the barge to crash into a military cruiser. The impact caused extensive damage to both ships. <text:s/>There were only 8 survivors, 4 from each ship. <text:s/>What's worse, there's only one escape pod. <text:s/>You control one of the 8 survivors, and have to finish off all the others to escape with your life.****The gameplay in Cosmic carnage is similar to Street Fighter 2, but with a much slower pace. <text:s/>Some of the fighters can be customized with different armor combinations, allowing them access to different special moves.</text:p>
          </table:table-cell>
          <table:table-cell table:formula="of:=CONCATENATE(&quot;&lt;game name=&quot;;CHAR(34);[.A6];CHAR(34);&quot;&gt; &lt;year&gt;&quot;;[.B6];&quot;&lt;/year&gt; &lt;rating&gt;&quot;;[.C6];&quot;&lt;/rating&gt; &lt;title&gt;&quot;;[.D6];&quot;&lt;/title&gt; &lt;pub&gt;&quot;;[.E6];&quot;&lt;/pub&gt; &lt;dev&gt;&quot;;[.F6];&quot;&lt;/dev&gt; &lt;genre&gt;&quot;;[.G6];&quot;&lt;/genre&gt; &lt;score&gt;&quot;;[.H6];&quot;&lt;/score&gt; &lt;player&gt;&quot;;[.I6];&quot;&lt;/player&gt; &lt;story&gt;&quot;;[.J6];&quot;&lt;/story&gt; &lt;/game&gt;&quot;)" office:value-type="string" office:string-value="&lt;game name=&quot;Cosmic Carnage (Japan, USA)&quot;&gt; &lt;year&gt;1994&lt;/year&gt; &lt;rating&gt;ESRB - T (Teen)&lt;/rating&gt; &lt;title&gt;Cosmic Carnage&lt;/title&gt; &lt;pub&gt;SEGA&lt;/pub&gt; &lt;dev&gt;Almanic&lt;/dev&gt; &lt;genre&gt;Fighter&lt;/genre&gt; &lt;score&gt;2.3&lt;/score&gt; &lt;player&gt;1-2 Players&lt;/player&gt; &lt;story&gt;Cosmic Carnage is a one-on-one fighting game set in outer space.  The story begins as a prison barge is hijacked by it's cargo in an escape attempt.  The resulting chaos caused the barge to crash into a military cruiser. The impact caused extensive damage to both ships.  There were only 8 survivors, 4 from each ship.  What's worse, there's only one escape pod.  You control one of the 8 survivors, and have to finish off all the others to escape with your life.****The gameplay in Cosmic carnage is similar to Street Fighter 2, but with a much slower pace.  Some of the fighters can be customized with different armor combinations, allowing them access to different special moves.&lt;/story&gt; &lt;/game&gt;">
            <text:p>&lt;game name="Cosmic Carnage (Japan, USA)"&gt; &lt;year&gt;1994&lt;/year&gt; &lt;rating&gt;ESRB - T (Teen)&lt;/rating&gt; &lt;title&gt;Cosmic Carnage&lt;/title&gt; &lt;pub&gt;SEGA&lt;/pub&gt; &lt;dev&gt;Almanic&lt;/dev&gt; &lt;genre&gt;Fighter&lt;/genre&gt; &lt;score&gt;2.3&lt;/score&gt; &lt;player&gt;1-2 Players&lt;/player&gt; &lt;story&gt;Cosmic Carnage is a one-on-one fighting game set in outer space. <text:s/>The story begins as a prison barge is hijacked by it's cargo in an escape attempt. <text:s/>The resulting chaos caused the barge to crash into a military cruiser. The impact caused extensive damage to both ships. <text:s/>There were only 8 survivors, 4 from each ship. <text:s/>What's worse, there's only one escape pod. <text:s/>You control one of the 8 survivors, and have to finish off all the others to escape with your life.****The gameplay in Cosmic carnage is similar to Street Fighter 2, but with a much slower pace. <text:s/>Some of the fighters can be customized with different armor combinations, allowing them access to different special moves.&lt;/story&gt; &lt;/game&gt;</text:p>
          </table:table-cell>
        </table:table-row>
        <table:table-row table:style-name="ro1">
          <table:table-cell office:value-type="string">
            <text:p>Darxide (Europe)</text:p>
          </table:table-cell>
          <table:table-cell office:value-type="string">
            <text:p>1996</text:p>
          </table:table-cell>
          <table:table-cell office:value-type="string">
            <text:p>ESRB - E (Everyone)</text:p>
          </table:table-cell>
          <table:table-cell office:value-type="string">
            <text:p>DarXide</text:p>
          </table:table-cell>
          <table:table-cell office:value-type="string">
            <text:p>SEGA</text:p>
          </table:table-cell>
          <table:table-cell office:value-type="string">
            <text:p>Frontier Developments</text:p>
          </table:table-cell>
          <table:table-cell office:value-type="string">
            <text:p>Shooter</text:p>
          </table:table-cell>
          <table:table-cell office:value-type="string">
            <text:p>2.5</text:p>
          </table:table-cell>
          <table:table-cell office:value-type="string">
            <text:p>1 Player</text:p>
          </table:table-cell>
          <table:table-cell office:value-type="string">
            <text:p>One of the last 32X games released (and exclusively in Europe), DarXide is a 3-D space shooter, inspired in part by the arcade gameplay of Asteroids. It is one of the few 32X games to used texture-mapped polygons. ****Players control a lone starship rushing to destroy oncoming asteroids and alien vessels before they annihilate defenseless human miners and colonies. Asteroids break apart into smaller rocks, which much also be hunted down and destroyed. Aliens likewise arrive in larger, more dangerous vessels.****Asteroids broken down to their smallest size and then vaporized will sometimes drop shield or energy recharges, to repair damage caused by laser blasts or collisions. New weapons can also be found. Players have a time limit to meet all objectives in a stage before they are forced to land and try again. The right side of the HUD shows asteroids remaining (and their approximate size), while the left shows the player's distance to their base (and so, time remaining in the stage).</text:p>
          </table:table-cell>
          <table:table-cell table:formula="of:=CONCATENATE(&quot;&lt;game name=&quot;;CHAR(34);[.A7];CHAR(34);&quot;&gt; &lt;year&gt;&quot;;[.B7];&quot;&lt;/year&gt; &lt;rating&gt;&quot;;[.C7];&quot;&lt;/rating&gt; &lt;title&gt;&quot;;[.D7];&quot;&lt;/title&gt; &lt;pub&gt;&quot;;[.E7];&quot;&lt;/pub&gt; &lt;dev&gt;&quot;;[.F7];&quot;&lt;/dev&gt; &lt;genre&gt;&quot;;[.G7];&quot;&lt;/genre&gt; &lt;score&gt;&quot;;[.H7];&quot;&lt;/score&gt; &lt;player&gt;&quot;;[.I7];&quot;&lt;/player&gt; &lt;story&gt;&quot;;[.J7];&quot;&lt;/story&gt; &lt;/game&gt;&quot;)" office:value-type="string" office:string-value="&lt;game name=&quot;Darxide (Europe)&quot;&gt; &lt;year&gt;1996&lt;/year&gt; &lt;rating&gt;ESRB - E (Everyone)&lt;/rating&gt; &lt;title&gt;DarXide&lt;/title&gt; &lt;pub&gt;SEGA&lt;/pub&gt; &lt;dev&gt;Frontier Developments&lt;/dev&gt; &lt;genre&gt;Shooter&lt;/genre&gt; &lt;score&gt;2.5&lt;/score&gt; &lt;player&gt;1 Player&lt;/player&gt; &lt;story&gt;One of the last 32X games released (and exclusively in Europe), DarXide is a 3-D space shooter, inspired in part by the arcade gameplay of Asteroids. It is one of the few 32X games to used texture-mapped polygons. ****Players control a lone starship rushing to destroy oncoming asteroids and alien vessels before they annihilate defenseless human miners and colonies. Asteroids break apart into smaller rocks, which much also be hunted down and destroyed. Aliens likewise arrive in larger, more dangerous vessels.****Asteroids broken down to their smallest size and then vaporized will sometimes drop shield or energy recharges, to repair damage caused by laser blasts or collisions. New weapons can also be found. Players have a time limit to meet all objectives in a stage before they are forced to land and try again. The right side of the HUD shows asteroids remaining (and their approximate size), while the left shows the player's distance to their base (and so, time remaining in the stage).&lt;/story&gt; &lt;/game&gt;">
            <text:p>&lt;game name="Darxide (Europe)"&gt; &lt;year&gt;1996&lt;/year&gt; &lt;rating&gt;ESRB - E (Everyone)&lt;/rating&gt; &lt;title&gt;DarXide&lt;/title&gt; &lt;pub&gt;SEGA&lt;/pub&gt; &lt;dev&gt;Frontier Developments&lt;/dev&gt; &lt;genre&gt;Shooter&lt;/genre&gt; &lt;score&gt;2.5&lt;/score&gt; &lt;player&gt;1 Player&lt;/player&gt; &lt;story&gt;One of the last 32X games released (and exclusively in Europe), DarXide is a 3-D space shooter, inspired in part by the arcade gameplay of Asteroids. It is one of the few 32X games to used texture-mapped polygons. ****Players control a lone starship rushing to destroy oncoming asteroids and alien vessels before they annihilate defenseless human miners and colonies. Asteroids break apart into smaller rocks, which much also be hunted down and destroyed. Aliens likewise arrive in larger, more dangerous vessels.****Asteroids broken down to their smallest size and then vaporized will sometimes drop shield or energy recharges, to repair damage caused by laser blasts or collisions. New weapons can also be found. Players have a time limit to meet all objectives in a stage before they are forced to land and try again. The right side of the HUD shows asteroids remaining (and their approximate size), while the left shows the player's distance to their base (and so, time remaining in the stage).&lt;/story&gt; &lt;/game&gt;</text:p>
          </table:table-cell>
        </table:table-row>
        <table:table-row table:style-name="ro1">
          <table:table-cell office:value-type="string">
            <text:p>Doom (Japan, USA)</text:p>
          </table:table-cell>
          <table:table-cell office:value-type="string">
            <text:p>1994</text:p>
          </table:table-cell>
          <table:table-cell office:value-type="string">
            <text:p>ESRB - M (Mature)</text:p>
          </table:table-cell>
          <table:table-cell office:value-type="string">
            <text:p>DOOM</text:p>
          </table:table-cell>
          <table:table-cell office:value-type="string">
            <text:p>SEGA</text:p>
          </table:table-cell>
          <table:table-cell office:value-type="string">
            <text:p>id Software</text:p>
          </table:table-cell>
          <table:table-cell office:value-type="string">
            <text:p>Shooter</text:p>
          </table:table-cell>
          <table:table-cell office:value-type="string">
            <text:p>2.7</text:p>
          </table:table-cell>
          <table:table-cell office:value-type="string">
            <text:p>1 Player</text:p>
          </table:table-cell>
          <table:table-cell office:value-type="string">
            <text:p>The Union Aerospace Corporation has been experimenting with teleportation technology on Mars' moons Phobos and Deimos. After early successes, something goes wrong. It seems the scientists have opened a gateway straight to Hell. Phobos base is overrun with demonic creatures, and the whole of Deimos simply vanishes. A squad of marines is sent to Phobos, but all except one are quickly slaughtered. It falls to the surviving marine to grab some guns and strike back at the demons.****id Software's follow-up to their genre-defining Wolfenstein 3D, DOOM is another first person shooter: full-on action seen from the space marine's perspective. Like Wolfenstein, the game consists of distinct episodes, playable in any order. The first episode, Knee-Deep in the Dead, takes place in the Phobos base and is freely available as shareware. The full game continues on Deimos in The Shores of Hell and culminates in Inferno, the final episode which takes place in Hell itself. Each episode consists of nine levels, one of which is a hidden level.****The basic objective in each level is simply to reach the exit. Since dozens of enemies stand in the way, the only way to get there is through killing them. Switches and buttons must be **pressed to advance at certain points and often color-coded locked doors will block the way - matching keycards or skull keys must be found to pass.****DOOM's engine technology is more advanced than Wolfenstein's, and thus the levels are more varied and complex. The engine simulates different heights (stairs and lifts appear frequently) and different lighting conditions (some rooms are pitch black, others only barely illuminated). There are outdoor areas, pools of radioactive waste that hurt the player, ceilings that come down and crush him, and unlike Wolfenstein's orthogonally aligned corridors, the walls in DOOM can be in any angle to each other. An automap helps in navigating the levels.****Stylistically, the levels begin with a futuristic theme in the military base on Phobos and gradually change to a hellish environment, complete with satanic symbols (pentagrams, upside-down-crosses and portraits of horned demons), hung-up mutilated corpses and the distorted faces of the damned.****DOOM features a large weapon arsenal, with most weapons having both advantages and drawbacks. The starting weapons are the fists and a simple pistol. Also available are a shotgun (high damage, slow reload, not good at distances), a chaingun (high firing rate, but slightly inaccurate in longer bursts) and a plasma rifle (combining a high firing rate and large damage). The rocket launcher also deals out lots of damage, but the explosion causes blast damage and must be used with care in confined areas or it might prove deadly to the player as well as the enemies. Two further (in)famous weapons in DOOM are the chainsaw for close-quarter carnage, and the BFG9000 energy gun, that, while taking some practice to fire correctly, can destroy most enemies in a single burst. The different weapons use four different ammunition types (bullets, shells, rockets and energy cells), so collecting the right type for a certain gun is important.****DOOM drops some of Wolfenstein's arcade-inspired aspects, so there are no extra lives or treasures to be collected for points, but many other powerups are still available. Medpacks heal damage while armor protects from receiving it in the first place. Backpacks allow more ammunition to be carried, a computer map reveals the whole layout of the level on the automap (including any secret areas), light amplification visors illuminate dark areas and radiation suits allow travel over waste without taking damage. Also available are berserk packs (which radically increase the damage inflicted by the fists) as well as short-time invisibility and invulnerability powerups.****The enemies to be destroyed include former humans corrupted during the invasion, plus demons in all shapes and sizes: fireball-throwing imps, floating skulls, pink-skinned demons with powerful bite attacks and large one-eyed flying monstrosities called Cacodemons. Each episode ends with a boss battle against one or two especially powerful creatures.****DOOM popularized multiplayer in the genre with two different modes: Cooperative allows up to four players to move through the single-player game together, while Deathmatch is a competitive game type where players blast at each other to collect 'frag' points for a kill and re-spawn in **a random </text:p>
          </table:table-cell>
          <table:table-cell table:formula="of:=CONCATENATE(&quot;&lt;game name=&quot;;CHAR(34);[.A8];CHAR(34);&quot;&gt; &lt;year&gt;&quot;;[.B8];&quot;&lt;/year&gt; &lt;rating&gt;&quot;;[.C8];&quot;&lt;/rating&gt; &lt;title&gt;&quot;;[.D8];&quot;&lt;/title&gt; &lt;pub&gt;&quot;;[.E8];&quot;&lt;/pub&gt; &lt;dev&gt;&quot;;[.F8];&quot;&lt;/dev&gt; &lt;genre&gt;&quot;;[.G8];&quot;&lt;/genre&gt; &lt;score&gt;&quot;;[.H8];&quot;&lt;/score&gt; &lt;player&gt;&quot;;[.I8];&quot;&lt;/player&gt; &lt;story&gt;&quot;;[.J8];&quot;&lt;/story&gt; &lt;/game&gt;&quot;)" office:value-type="string" office:string-value="&lt;game name=&quot;Doom (Japan, USA)&quot;&gt; &lt;year&gt;1994&lt;/year&gt; &lt;rating&gt;ESRB - M (Mature)&lt;/rating&gt; &lt;title&gt;DOOM&lt;/title&gt; &lt;pub&gt;SEGA&lt;/pub&gt; &lt;dev&gt;id Software&lt;/dev&gt; &lt;genre&gt;Shooter&lt;/genre&gt; &lt;score&gt;2.7&lt;/score&gt; &lt;player&gt;1 Player&lt;/player&gt; &lt;story&gt;The Union Aerospace Corporation has been experimenting with teleportation technology on Mars' moons Phobos and Deimos. After early successes, something goes wrong. It seems the scientists have opened a gateway straight to Hell. Phobos base is overrun with demonic creatures, and the whole of Deimos simply vanishes. A squad of marines is sent to Phobos, but all except one are quickly slaughtered. It falls to the surviving marine to grab some guns and strike back at the demons.****id Software's follow-up to their genre-defining Wolfenstein 3D, DOOM is another first person shooter: full-on action seen from the space marine's perspective. Like Wolfenstein, the game consists of distinct episodes, playable in any order. The first episode, Knee-Deep in the Dead, takes place in the Phobos base and is freely available as shareware. The full game continues on Deimos in The Shores of Hell and culminates in Inferno, the final episode which takes place in Hell itself. Each episode consists of nine levels, one of which is a hidden level.****The basic objective in each level is simply to reach the exit. Since dozens of enemies stand in the way, the only way to get there is through killing them. Switches and buttons must be **pressed to advance at certain points and often color-coded locked doors will block the way - matching keycards or skull keys must be found to pass.****DOOM's engine technology is more advanced than Wolfenstein's, and thus the levels are more varied and complex. The engine simulates different heights (stairs and lifts appear frequently) and different lighting conditions (some rooms are pitch black, others only barely illuminated). There are outdoor areas, pools of radioactive waste that hurt the player, ceilings that come down and crush him, and unlike Wolfenstein's orthogonally aligned corridors, the walls in DOOM can be in any angle to each other. An automap helps in navigating the levels.****Stylistically, the levels begin with a futuristic theme in the military base on Phobos and gradually change to a hellish environment, complete with satanic symbols (pentagrams, upside-down-crosses and portraits of horned demons), hung-up mutilated corpses and the distorted faces of the damned.****DOOM features a large weapon arsenal, with most weapons having both advantages and drawbacks. The starting weapons are the fists and a simple pistol. Also available are a shotgun (high damage, slow reload, not good at distances), a chaingun (high firing rate, but slightly inaccurate in longer bursts) and a plasma rifle (combining a high firing rate and large damage). The rocket launcher also deals out lots of damage, but the explosion causes blast damage and must be used with care in confined areas or it might prove deadly to the player as well as the enemies. Two further (in)famous weapons in DOOM are the chainsaw for close-quarter carnage, and the BFG9000 energy gun, that, while taking some practice to fire correctly, can destroy most enemies in a single burst. The different weapons use four different ammunition types (bullets, shells, rockets and energy cells), so collecting the right type for a certain gun is important.****DOOM drops some of Wolfenstein's arcade-inspired aspects, so there are no extra lives or treasures to be collected for points, but many other powerups are still available. Medpacks heal damage while armor protects from receiving it in the first place. Backpacks allow more ammunition to be carried, a computer map reveals the whole layout of the level on the automap (including any secret areas), light amplification visors illuminate dark areas and radiation suits allow travel over waste without taking damage. Also available are berserk packs (which radically increase the damage inflicted by the fists) as well as short-time invisibility and invulnerability powerups.****The enemies to be destroyed include former humans corrupted during the invasion, plus demons in all shapes and sizes: fireball-throwing imps, floating skulls, pink-skinned demons with powerful bite attacks and large one-eyed flying monstrosities called Cacodemons. Each episode ends with a boss battle against one or two especially powerful creatures.****DOOM popularized multiplayer in the genre with two different modes: Cooperative allows up to four players to move through the single-player game together, while Deathmatch is a competitive game type where players blast at each other to collect 'frag' points for a kill and re-spawn in **a random &lt;/story&gt; &lt;/game&gt;">
            <text:p>&lt;game name="Doom (Japan, USA)"&gt; &lt;year&gt;1994&lt;/year&gt; &lt;rating&gt;ESRB - M (Mature)&lt;/rating&gt; &lt;title&gt;DOOM&lt;/title&gt; &lt;pub&gt;SEGA&lt;/pub&gt; &lt;dev&gt;id Software&lt;/dev&gt; &lt;genre&gt;Shooter&lt;/genre&gt; &lt;score&gt;2.7&lt;/score&gt; &lt;player&gt;1 Player&lt;/player&gt; &lt;story&gt;The Union Aerospace Corporation has been experimenting with teleportation technology on Mars' moons Phobos and Deimos. After early successes, something goes wrong. It seems the scientists have opened a gateway straight to Hell. Phobos base is overrun with demonic creatures, and the whole of Deimos simply vanishes. A squad of marines is sent to Phobos, but all except one are quickly slaughtered. It falls to the surviving marine to grab some guns and strike back at the demons.****id Software's follow-up to their genre-defining Wolfenstein 3D, DOOM is another first person shooter: full-on action seen from the space marine's perspective. Like Wolfenstein, the game consists of distinct episodes, playable in any order. The first episode, Knee-Deep in the Dead, takes place in the Phobos base and is freely available as shareware. The full game continues on Deimos in The Shores of Hell and culminates in Inferno, the final episode which takes place in Hell itself. Each episode consists of nine levels, one of which is a hidden level.****The basic objective in each level is simply to reach the exit. Since dozens of enemies stand in the way, the only way to get there is through killing them. Switches and buttons must be **pressed to advance at certain points and often color-coded locked doors will block the way - matching keycards or skull keys must be found to pass.****DOOM's engine technology is more advanced than Wolfenstein's, and thus the levels are more varied and complex. The engine simulates different heights (stairs and lifts appear frequently) and different lighting conditions (some rooms are pitch black, others only barely illuminated). There are outdoor areas, pools of radioactive waste that hurt the player, ceilings that come down and crush him, and unlike Wolfenstein's orthogonally aligned corridors, the walls in DOOM can be in any angle to each other. An automap helps in navigating the levels.****Stylistically, the levels begin with a futuristic theme in the military base on Phobos and gradually change to a hellish environment, complete with satanic symbols (pentagrams, upside-down-crosses and portraits of horned demons), hung-up mutilated corpses and the distorted faces of the damned.****DOOM features a large weapon arsenal, with most weapons having both advantages and drawbacks. The starting weapons are the fists and a simple pistol. Also available are a shotgun (high damage, slow reload, not good at distances), a chaingun (high firing rate, but slightly inaccurate in longer bursts) and a plasma rifle (combining a high firing rate and large damage). The rocket launcher also deals out lots of damage, but the explosion causes blast damage and must be used with care in confined areas or it might prove deadly to the player as well as the enemies. Two further (in)famous weapons in DOOM are the chainsaw for close-quarter carnage, and the BFG9000 energy gun, that, while taking some practice to fire correctly, can destroy most enemies in a single burst. The different weapons use four different ammunition types (bullets, shells, rockets and energy cells), so collecting the right type for a certain gun is important.****DOOM drops some of Wolfenstein's arcade-inspired aspects, so there are no extra lives or treasures to be collected for points, but many other powerups are still available. Medpacks heal damage while armor protects from receiving it in the first place. Backpacks allow more ammunition to be carried, a computer map reveals the whole layout of the level on the automap (including any secret areas), light amplification visors illuminate dark areas and radiation suits allow travel over waste without taking damage. Also available are berserk packs (which radically increase the damage inflicted by the fists) as well as short-time invisibility and invulnerability powerups.****The enemies to be destroyed include former humans corrupted during the invasion, plus demons in all shapes and sizes: fireball-throwing imps, floating skulls, pink-skinned demons with powerful bite attacks and large one-eyed flying monstrosities called Cacodemons. Each episode ends with a boss battle against one or two especially powerful creatures.****DOOM popularized multiplayer in the genre with two different modes: Cooperative allows up to four players to move through the single-player game together, while Deathmatch is a competitive game type where players blast at each other to collect 'frag' points for a kill and re-spawn in **a random &lt;/story&gt; &lt;/game&gt;</text:p>
          </table:table-cell>
        </table:table-row>
        <table:table-row table:style-name="ro1">
          <table:table-cell office:value-type="string">
            <text:p>FIFA Soccer '96 (Europe)</text:p>
          </table:table-cell>
          <table:table-cell office:value-type="string">
            <text:p>1995</text:p>
          </table:table-cell>
          <table:table-cell office:value-type="string">
            <text:p>ESRB - E (Everyone)</text:p>
          </table:table-cell>
          <table:table-cell office:value-type="string">
            <text:p>FIFA Soccer 96</text:p>
          </table:table-cell>
          <table:table-cell office:value-type="string">
            <text:p>Electronic Arts</text:p>
          </table:table-cell>
          <table:table-cell office:value-type="string">
            <text:p>Extended Play Productions</text:p>
          </table:table-cell>
          <table:table-cell office:value-type="string">
            <text:p>Sports/Soccer</text:p>
          </table:table-cell>
          <table:table-cell office:value-type="string">
            <text:p>2.7</text:p>
          </table:table-cell>
          <table:table-cell office:value-type="string">
            <text:p>1-4 Players</text:p>
          </table:table-cell>
          <table:table-cell office:value-type="string">
            <text:p>Aiming to be the first football simulation that is realistic in the true sense of the word, FIFA Soccer 96 was extremely popular at the time of release. It was hailed as the first really successful FIFA release, and opened the way for yearly revisions of the concept.****There were a number of factors that made FIFA96 stand out from the crowd of other football sims. Firstly, the game's commentary was revolutionary at the time -- the renowned British commentator John Motson comments all the incidents and happenings on the pitch in real-time. The ambient commentary is varied, and systems with more than the minimum memory level get extra commentary phrases.****The Virtual Stadium technology has numerous pre-defined camera angles. The game even has a SVGA mode for better-than-minimum system****FIFA96 boasts eleven leagues from all around the world, ranging from the unknown players of the Malaysian league to the celebrated stars of the English and Italian leagues. 59 International teams are also featured, and it's possible to match the teams you want to against each other through friendlies, or you can also choose to play domestic tournaments or International ones such as the World Cup. If you're not satisfied with the composition of the various teams, you can create your own dream team through the custom team creator.</text:p>
          </table:table-cell>
          <table:table-cell table:formula="of:=CONCATENATE(&quot;&lt;game name=&quot;;CHAR(34);[.A9];CHAR(34);&quot;&gt; &lt;year&gt;&quot;;[.B9];&quot;&lt;/year&gt; &lt;rating&gt;&quot;;[.C9];&quot;&lt;/rating&gt; &lt;title&gt;&quot;;[.D9];&quot;&lt;/title&gt; &lt;pub&gt;&quot;;[.E9];&quot;&lt;/pub&gt; &lt;dev&gt;&quot;;[.F9];&quot;&lt;/dev&gt; &lt;genre&gt;&quot;;[.G9];&quot;&lt;/genre&gt; &lt;score&gt;&quot;;[.H9];&quot;&lt;/score&gt; &lt;player&gt;&quot;;[.I9];&quot;&lt;/player&gt; &lt;story&gt;&quot;;[.J9];&quot;&lt;/story&gt; &lt;/game&gt;&quot;)" office:value-type="string" office:string-value="&lt;game name=&quot;FIFA Soccer '96 (Europe)&quot;&gt; &lt;year&gt;1995&lt;/year&gt; &lt;rating&gt;ESRB - E (Everyone)&lt;/rating&gt; &lt;title&gt;FIFA Soccer 96&lt;/title&gt; &lt;pub&gt;Electronic Arts&lt;/pub&gt; &lt;dev&gt;Extended Play Productions&lt;/dev&gt; &lt;genre&gt;Sports/Soccer&lt;/genre&gt; &lt;score&gt;2.7&lt;/score&gt; &lt;player&gt;1-4 Players&lt;/player&gt; &lt;story&gt;Aiming to be the first football simulation that is realistic in the true sense of the word, FIFA Soccer 96 was extremely popular at the time of release. It was hailed as the first really successful FIFA release, and opened the way for yearly revisions of the concept.****There were a number of factors that made FIFA96 stand out from the crowd of other football sims. Firstly, the game's commentary was revolutionary at the time -- the renowned British commentator John Motson comments all the incidents and happenings on the pitch in real-time. The ambient commentary is varied, and systems with more than the minimum memory level get extra commentary phrases.****The Virtual Stadium technology has numerous pre-defined camera angles. The game even has a SVGA mode for better-than-minimum system****FIFA96 boasts eleven leagues from all around the world, ranging from the unknown players of the Malaysian league to the celebrated stars of the English and Italian leagues. 59 International teams are also featured, and it's possible to match the teams you want to against each other through friendlies, or you can also choose to play domestic tournaments or International ones such as the World Cup. If you're not satisfied with the composition of the various teams, you can create your own dream team through the custom team creator.&lt;/story&gt; &lt;/game&gt;">
            <text:p>&lt;game name="FIFA Soccer '96 (Europe)"&gt; &lt;year&gt;1995&lt;/year&gt; &lt;rating&gt;ESRB - E (Everyone)&lt;/rating&gt; &lt;title&gt;FIFA Soccer 96&lt;/title&gt; &lt;pub&gt;Electronic Arts&lt;/pub&gt; &lt;dev&gt;Extended Play Productions&lt;/dev&gt; &lt;genre&gt;Sports/Soccer&lt;/genre&gt; &lt;score&gt;2.7&lt;/score&gt; &lt;player&gt;1-4 Players&lt;/player&gt; &lt;story&gt;Aiming to be the first football simulation that is realistic in the true sense of the word, FIFA Soccer 96 was extremely popular at the time of release. It was hailed as the first really successful FIFA release, and opened the way for yearly revisions of the concept.****There were a number of factors that made FIFA96 stand out from the crowd of other football sims. Firstly, the game's commentary was revolutionary at the time -- the renowned British commentator John Motson comments all the incidents and happenings on the pitch in real-time. The ambient commentary is varied, and systems with more than the minimum memory level get extra commentary phrases.****The Virtual Stadium technology has numerous pre-defined camera angles. The game even has a SVGA mode for better-than-minimum system****FIFA96 boasts eleven leagues from all around the world, ranging from the unknown players of the Malaysian league to the celebrated stars of the English and Italian leagues. 59 International teams are also featured, and it's possible to match the teams you want to against each other through friendlies, or you can also choose to play domestic tournaments or International ones such as the World Cup. If you're not satisfied with the composition of the various teams, you can create your own dream team through the custom team creator.&lt;/story&gt; &lt;/game&gt;</text:p>
          </table:table-cell>
        </table:table-row>
        <table:table-row table:style-name="ro1">
          <table:table-cell office:value-type="string">
            <text:p>Golf Magazine 36 Great Holes Starring Fred Couples (Japan, USA)</text:p>
          </table:table-cell>
          <table:table-cell office:value-type="string">
            <text:p>1994</text:p>
          </table:table-cell>
          <table:table-cell office:value-type="string">
            <text:p>ESRB - E (Everyone)</text:p>
          </table:table-cell>
          <table:table-cell office:value-type="string">
            <text:p>Golf Magazine presents 36 Great Holes</text:p>
          </table:table-cell>
          <table:table-cell office:value-type="string">
            <text:p>SEGA</text:p>
          </table:table-cell>
          <table:table-cell office:value-type="string">
            <text:p>Flashpoint Productions</text:p>
          </table:table-cell>
          <table:table-cell office:value-type="string">
            <text:p>Sports/Golf</text:p>
          </table:table-cell>
          <table:table-cell office:value-type="string">
            <text:p>3.5</text:p>
          </table:table-cell>
          <table:table-cell office:value-type="string">
            <text:p>1-8 Players</text:p>
          </table:table-cell>
          <table:table-cell office:value-type="string">
            <text:p>As the title implies, in 36 Great Holes the player takes control of 24 different digitized golfers – 12 males and 12 females – playing in 27 historic courses in the U.S. including Disney's Eagle Pines and Tidewater Golf Club, playing 36 authentic holes. <text:s/>****There are seven different modes (Stroke Play, Tournament, Skins, Shoot-out, Scramble, Practice and Match Play) and three different types of golf club heads including wood, metal and graphite. There is a battery back-up to keep track of 16 different categories of stats and does feature the voice of Fred Couples, even though he is not a playable character.</text:p>
          </table:table-cell>
          <table:table-cell table:formula="of:=CONCATENATE(&quot;&lt;game name=&quot;;CHAR(34);[.A10];CHAR(34);&quot;&gt; &lt;year&gt;&quot;;[.B10];&quot;&lt;/year&gt; &lt;rating&gt;&quot;;[.C10];&quot;&lt;/rating&gt; &lt;title&gt;&quot;;[.D10];&quot;&lt;/title&gt; &lt;pub&gt;&quot;;[.E10];&quot;&lt;/pub&gt; &lt;dev&gt;&quot;;[.F10];&quot;&lt;/dev&gt; &lt;genre&gt;&quot;;[.G10];&quot;&lt;/genre&gt; &lt;score&gt;&quot;;[.H10];&quot;&lt;/score&gt; &lt;player&gt;&quot;;[.I10];&quot;&lt;/player&gt; &lt;story&gt;&quot;;[.J10];&quot;&lt;/story&gt; &lt;/game&gt;&quot;)" office:value-type="string" office:string-value="&lt;game name=&quot;Golf Magazine 36 Great Holes Starring Fred Couples (Japan, USA)&quot;&gt; &lt;year&gt;1994&lt;/year&gt; &lt;rating&gt;ESRB - E (Everyone)&lt;/rating&gt; &lt;title&gt;Golf Magazine presents 36 Great Holes&lt;/title&gt; &lt;pub&gt;SEGA&lt;/pub&gt; &lt;dev&gt;Flashpoint Productions&lt;/dev&gt; &lt;genre&gt;Sports/Golf&lt;/genre&gt; &lt;score&gt;3.5&lt;/score&gt; &lt;player&gt;1-8 Players&lt;/player&gt; &lt;story&gt;As the title implies, in 36 Great Holes the player takes control of 24 different digitized golfers – 12 males and 12 females – playing in 27 historic courses in the U.S. including Disney's Eagle Pines and Tidewater Golf Club, playing 36 authentic holes.  ****There are seven different modes (Stroke Play, Tournament, Skins, Shoot-out, Scramble, Practice and Match Play) and three different types of golf club heads including wood, metal and graphite. There is a battery back-up to keep track of 16 different categories of stats and does feature the voice of Fred Couples, even though he is not a playable character.&lt;/story&gt; &lt;/game&gt;">
            <text:p>&lt;game name="Golf Magazine 36 Great Holes Starring Fred Couples (Japan, USA)"&gt; &lt;year&gt;1994&lt;/year&gt; &lt;rating&gt;ESRB - E (Everyone)&lt;/rating&gt; &lt;title&gt;Golf Magazine presents 36 Great Holes&lt;/title&gt; &lt;pub&gt;SEGA&lt;/pub&gt; &lt;dev&gt;Flashpoint Productions&lt;/dev&gt; &lt;genre&gt;Sports/Golf&lt;/genre&gt; &lt;score&gt;3.5&lt;/score&gt; &lt;player&gt;1-8 Players&lt;/player&gt; &lt;story&gt;As the title implies, in 36 Great Holes the player takes control of 24 different digitized golfers – 12 males and 12 females – playing in 27 historic courses in the U.S. including Disney's Eagle Pines and Tidewater Golf Club, playing 36 authentic holes. <text:s/>****There are seven different modes (Stroke Play, Tournament, Skins, Shoot-out, Scramble, Practice and Match Play) and three different types of golf club heads including wood, metal and graphite. There is a battery back-up to keep track of 16 different categories of stats and does feature the voice of Fred Couples, even though he is not a playable character.&lt;/story&gt; &lt;/game&gt;</text:p>
          </table:table-cell>
        </table:table-row>
        <table:table-row table:style-name="ro1">
          <table:table-cell office:value-type="string">
            <text:p>Knuckles' Chaotix (Japan, USA)</text:p>
          </table:table-cell>
          <table:table-cell office:value-type="string">
            <text:p>1995</text:p>
          </table:table-cell>
          <table:table-cell office:value-type="string">
            <text:p>ESRB - E (Everyone)</text:p>
          </table:table-cell>
          <table:table-cell office:value-type="string">
            <text:p>Knuckles' Chaotix</text:p>
          </table:table-cell>
          <table:table-cell office:value-type="string">
            <text:p>SEGA</text:p>
          </table:table-cell>
          <table:table-cell office:value-type="string">
            <text:p>Sonic Team</text:p>
          </table:table-cell>
          <table:table-cell office:value-type="string">
            <text:p>Platform</text:p>
          </table:table-cell>
          <table:table-cell office:value-type="string">
            <text:p>3.7</text:p>
          </table:table-cell>
          <table:table-cell office:value-type="string">
            <text:p>1-2 Players</text:p>
          </table:table-cell>
          <table:table-cell office:value-type="string">
            <text:p>Knuckles Chaotix is a spin-off of the Sonic the Hedgehog series of Genesis games. <text:s/>The starring character in this title is Knuckles the Echidna, who first appeared in Sonic the Hedgehog 3. <text:s/>Knuckles works at Carnival Island, an amusement park. It's his job to protect the park and make it a happy place for visitors. Dr. Robotnik, as usual, has an evil plan for the park. <text:s/>He wants the power emerald which supplies electricity to the entire island. <text:s/>What's worse, he has imprisoned several of Knuckles' friends in the "combi confiner." <text:s/>This contraption only allows Knuckles to free one of his friends at a time be attaching a tether between himself and them. <text:s/>Therefore, when you play the game you are always attached to another character.****Although the basic gameplay of Knuckles Chaotix is similar to the Sonic games, the bungee cord between the two characters creates new challenges. <text:s/>The new characters that appear are Vector the Crocodile, Mighty the Armadillo, Espio the Chameleon and Charmy Bee. <text:s/>There also two characters whose sole purpose is to slow you down, Heavy the Robot, and Bomb. Chaotix adds several new power-ups and 3D bonus levels as well.</text:p>
          </table:table-cell>
          <table:table-cell table:formula="of:=CONCATENATE(&quot;&lt;game name=&quot;;CHAR(34);[.A11];CHAR(34);&quot;&gt; &lt;year&gt;&quot;;[.B11];&quot;&lt;/year&gt; &lt;rating&gt;&quot;;[.C11];&quot;&lt;/rating&gt; &lt;title&gt;&quot;;[.D11];&quot;&lt;/title&gt; &lt;pub&gt;&quot;;[.E11];&quot;&lt;/pub&gt; &lt;dev&gt;&quot;;[.F11];&quot;&lt;/dev&gt; &lt;genre&gt;&quot;;[.G11];&quot;&lt;/genre&gt; &lt;score&gt;&quot;;[.H11];&quot;&lt;/score&gt; &lt;player&gt;&quot;;[.I11];&quot;&lt;/player&gt; &lt;story&gt;&quot;;[.J11];&quot;&lt;/story&gt; &lt;/game&gt;&quot;)" office:value-type="string" office:string-value="&lt;game name=&quot;Knuckles' Chaotix (Japan, USA)&quot;&gt; &lt;year&gt;1995&lt;/year&gt; &lt;rating&gt;ESRB - E (Everyone)&lt;/rating&gt; &lt;title&gt;Knuckles' Chaotix&lt;/title&gt; &lt;pub&gt;SEGA&lt;/pub&gt; &lt;dev&gt;Sonic Team&lt;/dev&gt; &lt;genre&gt;Platform&lt;/genre&gt; &lt;score&gt;3.7&lt;/score&gt; &lt;player&gt;1-2 Players&lt;/player&gt; &lt;story&gt;Knuckles Chaotix is a spin-off of the Sonic the Hedgehog series of Genesis games.  The starring character in this title is Knuckles the Echidna, who first appeared in Sonic the Hedgehog 3.  Knuckles works at Carnival Island, an amusement park. It's his job to protect the park and make it a happy place for visitors. Dr. Robotnik, as usual, has an evil plan for the park.  He wants the power emerald which supplies electricity to the entire island.  What's worse, he has imprisoned several of Knuckles' friends in the &quot;combi confiner.&quot;  This contraption only allows Knuckles to free one of his friends at a time be attaching a tether between himself and them.  Therefore, when you play the game you are always attached to another character.****Although the basic gameplay of Knuckles Chaotix is similar to the Sonic games, the bungee cord between the two characters creates new challenges.  The new characters that appear are Vector the Crocodile, Mighty the Armadillo, Espio the Chameleon and Charmy Bee.  There also two characters whose sole purpose is to slow you down, Heavy the Robot, and Bomb. Chaotix adds several new power-ups and 3D bonus levels as well.&lt;/story&gt; &lt;/game&gt;">
            <text:p>&lt;game name="Knuckles' Chaotix (Japan, USA)"&gt; &lt;year&gt;1995&lt;/year&gt; &lt;rating&gt;ESRB - E (Everyone)&lt;/rating&gt; &lt;title&gt;Knuckles' Chaotix&lt;/title&gt; &lt;pub&gt;SEGA&lt;/pub&gt; &lt;dev&gt;Sonic Team&lt;/dev&gt; &lt;genre&gt;Platform&lt;/genre&gt; &lt;score&gt;3.7&lt;/score&gt; &lt;player&gt;1-2 Players&lt;/player&gt; &lt;story&gt;Knuckles Chaotix is a spin-off of the Sonic the Hedgehog series of Genesis games. <text:s/>The starring character in this title is Knuckles the Echidna, who first appeared in Sonic the Hedgehog 3. <text:s/>Knuckles works at Carnival Island, an amusement park. It's his job to protect the park and make it a happy place for visitors. Dr. Robotnik, as usual, has an evil plan for the park. <text:s/>He wants the power emerald which supplies electricity to the entire island. <text:s/>What's worse, he has imprisoned several of Knuckles' friends in the "combi confiner." <text:s/>This contraption only allows Knuckles to free one of his friends at a time be attaching a tether between himself and them. <text:s/>Therefore, when you play the game you are always attached to another character.****Although the basic gameplay of Knuckles Chaotix is similar to the Sonic games, the bungee cord between the two characters creates new challenges. <text:s/>The new characters that appear are Vector the Crocodile, Mighty the Armadillo, Espio the Chameleon and Charmy Bee. <text:s/>There also two characters whose sole purpose is to slow you down, Heavy the Robot, and Bomb. Chaotix adds several new power-ups and 3D bonus levels as well.&lt;/story&gt; &lt;/game&gt;</text:p>
          </table:table-cell>
        </table:table-row>
        <table:table-row table:style-name="ro1">
          <table:table-cell office:value-type="string">
            <text:p>Kolibri (USA, Europe)</text:p>
          </table:table-cell>
          <table:table-cell office:value-type="string">
            <text:p>1995</text:p>
          </table:table-cell>
          <table:table-cell office:value-type="string">
            <text:p>ESRB - E (Everyone)</text:p>
          </table:table-cell>
          <table:table-cell office:value-type="string">
            <text:p>Kolibri</text:p>
          </table:table-cell>
          <table:table-cell office:value-type="string">
            <text:p>SEGA</text:p>
          </table:table-cell>
          <table:table-cell office:value-type="string">
            <text:p>Novotrade International</text:p>
          </table:table-cell>
          <table:table-cell office:value-type="string">
            <text:p>Shooter</text:p>
          </table:table-cell>
          <table:table-cell office:value-type="string">
            <text:p>4.1</text:p>
          </table:table-cell>
          <table:table-cell office:value-type="string">
            <text:p>1-2 Players</text:p>
          </table:table-cell>
          <table:table-cell office:value-type="string">
            <text:p>Kolibri is a hummingbird hero in this unusual side scrolling shooter for the 32X. <text:s/>Deep inside the earth's core, there is a crystal from another world. <text:s/>This crystal is the earth's life force, and essential to it's survival. <text:s/>One day, a dark crystal falls from the sky and damages the earth's crystal. <text:s/>Desperate, the earth's crystal rockets to the surface and empowers Kolibri with the abilities he needs to defeat the dark crystal.****This game features 19 levels set in a variety of detailed natural settings. <text:s/>Your goal in some levels is to destroy enemy bugs, in others your goal is to merely survive.</text:p>
          </table:table-cell>
          <table:table-cell table:formula="of:=CONCATENATE(&quot;&lt;game name=&quot;;CHAR(34);[.A12];CHAR(34);&quot;&gt; &lt;year&gt;&quot;;[.B12];&quot;&lt;/year&gt; &lt;rating&gt;&quot;;[.C12];&quot;&lt;/rating&gt; &lt;title&gt;&quot;;[.D12];&quot;&lt;/title&gt; &lt;pub&gt;&quot;;[.E12];&quot;&lt;/pub&gt; &lt;dev&gt;&quot;;[.F12];&quot;&lt;/dev&gt; &lt;genre&gt;&quot;;[.G12];&quot;&lt;/genre&gt; &lt;score&gt;&quot;;[.H12];&quot;&lt;/score&gt; &lt;player&gt;&quot;;[.I12];&quot;&lt;/player&gt; &lt;story&gt;&quot;;[.J12];&quot;&lt;/story&gt; &lt;/game&gt;&quot;)" office:value-type="string" office:string-value="&lt;game name=&quot;Kolibri (USA, Europe)&quot;&gt; &lt;year&gt;1995&lt;/year&gt; &lt;rating&gt;ESRB - E (Everyone)&lt;/rating&gt; &lt;title&gt;Kolibri&lt;/title&gt; &lt;pub&gt;SEGA&lt;/pub&gt; &lt;dev&gt;Novotrade International&lt;/dev&gt; &lt;genre&gt;Shooter&lt;/genre&gt; &lt;score&gt;4.1&lt;/score&gt; &lt;player&gt;1-2 Players&lt;/player&gt; &lt;story&gt;Kolibri is a hummingbird hero in this unusual side scrolling shooter for the 32X.  Deep inside the earth's core, there is a crystal from another world.  This crystal is the earth's life force, and essential to it's survival.  One day, a dark crystal falls from the sky and damages the earth's crystal.  Desperate, the earth's crystal rockets to the surface and empowers Kolibri with the abilities he needs to defeat the dark crystal.****This game features 19 levels set in a variety of detailed natural settings.  Your goal in some levels is to destroy enemy bugs, in others your goal is to merely survive.&lt;/story&gt; &lt;/game&gt;">
            <text:p>&lt;game name="Kolibri (USA, Europe)"&gt; &lt;year&gt;1995&lt;/year&gt; &lt;rating&gt;ESRB - E (Everyone)&lt;/rating&gt; &lt;title&gt;Kolibri&lt;/title&gt; &lt;pub&gt;SEGA&lt;/pub&gt; &lt;dev&gt;Novotrade International&lt;/dev&gt; &lt;genre&gt;Shooter&lt;/genre&gt; &lt;score&gt;4.1&lt;/score&gt; &lt;player&gt;1-2 Players&lt;/player&gt; &lt;story&gt;Kolibri is a hummingbird hero in this unusual side scrolling shooter for the 32X. <text:s/>Deep inside the earth's core, there is a crystal from another world. <text:s/>This crystal is the earth's life force, and essential to it's survival. <text:s/>One day, a dark crystal falls from the sky and damages the earth's crystal. <text:s/>Desperate, the earth's crystal rockets to the surface and empowers Kolibri with the abilities he needs to defeat the dark crystal.****This game features 19 levels set in a variety of detailed natural settings. <text:s/>Your goal in some levels is to destroy enemy bugs, in others your goal is to merely survive.&lt;/story&gt; &lt;/game&gt;</text:p>
          </table:table-cell>
        </table:table-row>
        <table:table-row table:style-name="ro1">
          <table:table-cell office:value-type="string">
            <text:p>Metal Head (Japan, USA)</text:p>
          </table:table-cell>
          <table:table-cell office:value-type="string">
            <text:p>1995</text:p>
          </table:table-cell>
          <table:table-cell office:value-type="string">
            <text:p>ESRB - E (Everyone)</text:p>
          </table:table-cell>
          <table:table-cell office:value-type="string">
            <text:p>Metal Head</text:p>
          </table:table-cell>
          <table:table-cell table:number-columns-repeated="2" office:value-type="string">
            <text:p>SEGA</text:p>
          </table:table-cell>
          <table:table-cell office:value-type="string">
            <text:p>Simulation</text:p>
          </table:table-cell>
          <table:table-cell office:value-type="string">
            <text:p>3.1</text:p>
          </table:table-cell>
          <table:table-cell office:value-type="string">
            <text:p>1 Player</text:p>
          </table:table-cell>
          <table:table-cell office:value-type="string">
            <text:p>It's 5 years after the formation of the Worldwide Federation. <text:s/>Although war has been averted, terrorist cells around the world threaten the stability of the federation. <text:s/>To combat this menace, the Federation has created a bi-pedal armored tank known as the Metal Head. <text:s/>You are a Metal Head pilot, and you have to use all the weapons at your disposal to take out the terrorists.****Metal Head is a bit of a variation on the usual giant robot combat game. <text:s/>The game's mission areas bear more resemblance to a first-person shooter than a simulation. <text:s/>The graphics are all rendered in texture mapped polygons, which is unusual for a 32X game.</text:p>
          </table:table-cell>
          <table:table-cell table:formula="of:=CONCATENATE(&quot;&lt;game name=&quot;;CHAR(34);[.A13];CHAR(34);&quot;&gt; &lt;year&gt;&quot;;[.B13];&quot;&lt;/year&gt; &lt;rating&gt;&quot;;[.C13];&quot;&lt;/rating&gt; &lt;title&gt;&quot;;[.D13];&quot;&lt;/title&gt; &lt;pub&gt;&quot;;[.E13];&quot;&lt;/pub&gt; &lt;dev&gt;&quot;;[.F13];&quot;&lt;/dev&gt; &lt;genre&gt;&quot;;[.G13];&quot;&lt;/genre&gt; &lt;score&gt;&quot;;[.H13];&quot;&lt;/score&gt; &lt;player&gt;&quot;;[.I13];&quot;&lt;/player&gt; &lt;story&gt;&quot;;[.J13];&quot;&lt;/story&gt; &lt;/game&gt;&quot;)" office:value-type="string" office:string-value="&lt;game name=&quot;Metal Head (Japan, USA)&quot;&gt; &lt;year&gt;1995&lt;/year&gt; &lt;rating&gt;ESRB - E (Everyone)&lt;/rating&gt; &lt;title&gt;Metal Head&lt;/title&gt; &lt;pub&gt;SEGA&lt;/pub&gt; &lt;dev&gt;SEGA&lt;/dev&gt; &lt;genre&gt;Simulation&lt;/genre&gt; &lt;score&gt;3.1&lt;/score&gt; &lt;player&gt;1 Player&lt;/player&gt; &lt;story&gt;It's 5 years after the formation of the Worldwide Federation.  Although war has been averted, terrorist cells around the world threaten the stability of the federation.  To combat this menace, the Federation has created a bi-pedal armored tank known as the Metal Head.  You are a Metal Head pilot, and you have to use all the weapons at your disposal to take out the terrorists.****Metal Head is a bit of a variation on the usual giant robot combat game.  The game's mission areas bear more resemblance to a first-person shooter than a simulation.  The graphics are all rendered in texture mapped polygons, which is unusual for a 32X game.&lt;/story&gt; &lt;/game&gt;">
            <text:p>&lt;game name="Metal Head (Japan, USA)"&gt; &lt;year&gt;1995&lt;/year&gt; &lt;rating&gt;ESRB - E (Everyone)&lt;/rating&gt; &lt;title&gt;Metal Head&lt;/title&gt; &lt;pub&gt;SEGA&lt;/pub&gt; &lt;dev&gt;SEGA&lt;/dev&gt; &lt;genre&gt;Simulation&lt;/genre&gt; &lt;score&gt;3.1&lt;/score&gt; &lt;player&gt;1 Player&lt;/player&gt; &lt;story&gt;It's 5 years after the formation of the Worldwide Federation. <text:s/>Although war has been averted, terrorist cells around the world threaten the stability of the federation. <text:s/>To combat this menace, the Federation has created a bi-pedal armored tank known as the Metal Head. <text:s/>You are a Metal Head pilot, and you have to use all the weapons at your disposal to take out the terrorists.****Metal Head is a bit of a variation on the usual giant robot combat game. <text:s/>The game's mission areas bear more resemblance to a first-person shooter than a simulation. <text:s/>The graphics are all rendered in texture mapped polygons, which is unusual for a 32X game.&lt;/story&gt; &lt;/game&gt;</text:p>
          </table:table-cell>
        </table:table-row>
        <table:table-row table:style-name="ro1">
          <table:table-cell office:value-type="string">
            <text:p>Mortal Kombat II (Japan, USA)</text:p>
          </table:table-cell>
          <table:table-cell office:value-type="string">
            <text:p>1994</text:p>
          </table:table-cell>
          <table:table-cell office:value-type="string">
            <text:p>ESRB - M (Mature)</text:p>
          </table:table-cell>
          <table:table-cell office:value-type="string">
            <text:p>Mortal Kombat II</text:p>
          </table:table-cell>
          <table:table-cell office:value-type="string">
            <text:p>Acclaim Entertainment</text:p>
          </table:table-cell>
          <table:table-cell office:value-type="string">
            <text:p>Midway Games</text:p>
          </table:table-cell>
          <table:table-cell office:value-type="string">
            <text:p>Fighter</text:p>
          </table:table-cell>
          <table:table-cell office:value-type="string">
            <text:p>4.2</text:p>
          </table:table-cell>
          <table:table-cell office:value-type="string">
            <text:p>1-2 Players</text:p>
          </table:table-cell>
          <table:table-cell office:value-type="string">
            <text:p>The Mortal Kombat fighters, plus several new ones, return for a tournament held by the evil Shang Tsung of the Outworld. The action is one-on-one as before, and famed for its high level of violence and blood (other than the sanitised Nintendo version). There are 5 difficulty levels and optional credits, as well as the usual two player mode including same character duels.****To win the main tournament, the player must beat each of the other human players, before taking on Shang Tsung, Kintaro and finally Shao Kahn. Players have a range of punches and kicks available, as well as flying kicks, uppercuts, roundhouses, and the special moves, which vary for each player. These include throws, uppercuts, long-distance bullets, bicycle kicks and a teleport feature.</text:p>
          </table:table-cell>
          <table:table-cell table:formula="of:=CONCATENATE(&quot;&lt;game name=&quot;;CHAR(34);[.A14];CHAR(34);&quot;&gt; &lt;year&gt;&quot;;[.B14];&quot;&lt;/year&gt; &lt;rating&gt;&quot;;[.C14];&quot;&lt;/rating&gt; &lt;title&gt;&quot;;[.D14];&quot;&lt;/title&gt; &lt;pub&gt;&quot;;[.E14];&quot;&lt;/pub&gt; &lt;dev&gt;&quot;;[.F14];&quot;&lt;/dev&gt; &lt;genre&gt;&quot;;[.G14];&quot;&lt;/genre&gt; &lt;score&gt;&quot;;[.H14];&quot;&lt;/score&gt; &lt;player&gt;&quot;;[.I14];&quot;&lt;/player&gt; &lt;story&gt;&quot;;[.J14];&quot;&lt;/story&gt; &lt;/game&gt;&quot;)" office:value-type="string" office:string-value="&lt;game name=&quot;Mortal Kombat II (Japan, USA)&quot;&gt; &lt;year&gt;1994&lt;/year&gt; &lt;rating&gt;ESRB - M (Mature)&lt;/rating&gt; &lt;title&gt;Mortal Kombat II&lt;/title&gt; &lt;pub&gt;Acclaim Entertainment&lt;/pub&gt; &lt;dev&gt;Midway Games&lt;/dev&gt; &lt;genre&gt;Fighter&lt;/genre&gt; &lt;score&gt;4.2&lt;/score&gt; &lt;player&gt;1-2 Players&lt;/player&gt; &lt;story&gt;The Mortal Kombat fighters, plus several new ones, return for a tournament held by the evil Shang Tsung of the Outworld. The action is one-on-one as before, and famed for its high level of violence and blood (other than the sanitised Nintendo version). There are 5 difficulty levels and optional credits, as well as the usual two player mode including same character duels.****To win the main tournament, the player must beat each of the other human players, before taking on Shang Tsung, Kintaro and finally Shao Kahn. Players have a range of punches and kicks available, as well as flying kicks, uppercuts, roundhouses, and the special moves, which vary for each player. These include throws, uppercuts, long-distance bullets, bicycle kicks and a teleport feature.&lt;/story&gt; &lt;/game&gt;">
            <text:p>&lt;game name="Mortal Kombat II (Japan, USA)"&gt; &lt;year&gt;1994&lt;/year&gt; &lt;rating&gt;ESRB - M (Mature)&lt;/rating&gt; &lt;title&gt;Mortal Kombat II&lt;/title&gt; &lt;pub&gt;Acclaim Entertainment&lt;/pub&gt; &lt;dev&gt;Midway Games&lt;/dev&gt; &lt;genre&gt;Fighter&lt;/genre&gt; &lt;score&gt;4.2&lt;/score&gt; &lt;player&gt;1-2 Players&lt;/player&gt; &lt;story&gt;The Mortal Kombat fighters, plus several new ones, return for a tournament held by the evil Shang Tsung of the Outworld. The action is one-on-one as before, and famed for its high level of violence and blood (other than the sanitised Nintendo version). There are 5 difficulty levels and optional credits, as well as the usual two player mode including same character duels.****To win the main tournament, the player must beat each of the other human players, before taking on Shang Tsung, Kintaro and finally Shao Kahn. Players have a range of punches and kicks available, as well as flying kicks, uppercuts, roundhouses, and the special moves, which vary for each player. These include throws, uppercuts, long-distance bullets, bicycle kicks and a teleport feature.&lt;/story&gt; &lt;/game&gt;</text:p>
          </table:table-cell>
        </table:table-row>
        <table:table-row table:style-name="ro1">
          <table:table-cell office:value-type="string">
            <text:p>Motocross Championship (USA)</text:p>
          </table:table-cell>
          <table:table-cell office:value-type="string">
            <text:p>1994</text:p>
          </table:table-cell>
          <table:table-cell office:value-type="string">
            <text:p>ESRB - E (Everyone)</text:p>
          </table:table-cell>
          <table:table-cell office:value-type="string">
            <text:p>Motocross Championship</text:p>
          </table:table-cell>
          <table:table-cell office:value-type="string">
            <text:p>SEGA</text:p>
          </table:table-cell>
          <table:table-cell office:value-type="string">
            <text:p>Artech Studios</text:p>
          </table:table-cell>
          <table:table-cell office:value-type="string">
            <text:p>Motorcycle</text:p>
          </table:table-cell>
          <table:table-cell office:value-type="string">
            <text:p>2.9</text:p>
          </table:table-cell>
          <table:table-cell office:value-type="string">
            <text:p>1-2 Players</text:p>
          </table:table-cell>
          <table:table-cell office:value-type="string">
            <text:p>Motocross Championship is the only dirtbike racing game for the 32X. <text:s/>The action takes place from a behind-the-bike perspective, and makes use of the 32X's hardware bitmap scaling to present a 3D graphical effect.****Like the title suggests, the main game mode is a points based championship. <text:s/>You can compete in one of 3 motorcycle classes over 12 indoor and outdoor tracks. <text:s/>There's also two player split screen mode so you can share off-road fun with a friend.</text:p>
          </table:table-cell>
          <table:table-cell table:formula="of:=CONCATENATE(&quot;&lt;game name=&quot;;CHAR(34);[.A15];CHAR(34);&quot;&gt; &lt;year&gt;&quot;;[.B15];&quot;&lt;/year&gt; &lt;rating&gt;&quot;;[.C15];&quot;&lt;/rating&gt; &lt;title&gt;&quot;;[.D15];&quot;&lt;/title&gt; &lt;pub&gt;&quot;;[.E15];&quot;&lt;/pub&gt; &lt;dev&gt;&quot;;[.F15];&quot;&lt;/dev&gt; &lt;genre&gt;&quot;;[.G15];&quot;&lt;/genre&gt; &lt;score&gt;&quot;;[.H15];&quot;&lt;/score&gt; &lt;player&gt;&quot;;[.I15];&quot;&lt;/player&gt; &lt;story&gt;&quot;;[.J15];&quot;&lt;/story&gt; &lt;/game&gt;&quot;)" office:value-type="string" office:string-value="&lt;game name=&quot;Motocross Championship (USA)&quot;&gt; &lt;year&gt;1994&lt;/year&gt; &lt;rating&gt;ESRB - E (Everyone)&lt;/rating&gt; &lt;title&gt;Motocross Championship&lt;/title&gt; &lt;pub&gt;SEGA&lt;/pub&gt; &lt;dev&gt;Artech Studios&lt;/dev&gt; &lt;genre&gt;Motorcycle&lt;/genre&gt; &lt;score&gt;2.9&lt;/score&gt; &lt;player&gt;1-2 Players&lt;/player&gt; &lt;story&gt;Motocross Championship is the only dirtbike racing game for the 32X.  The action takes place from a behind-the-bike perspective, and makes use of the 32X's hardware bitmap scaling to present a 3D graphical effect.****Like the title suggests, the main game mode is a points based championship.  You can compete in one of 3 motorcycle classes over 12 indoor and outdoor tracks.  There's also two player split screen mode so you can share off-road fun with a friend.&lt;/story&gt; &lt;/game&gt;">
            <text:p>&lt;game name="Motocross Championship (USA)"&gt; &lt;year&gt;1994&lt;/year&gt; &lt;rating&gt;ESRB - E (Everyone)&lt;/rating&gt; &lt;title&gt;Motocross Championship&lt;/title&gt; &lt;pub&gt;SEGA&lt;/pub&gt; &lt;dev&gt;Artech Studios&lt;/dev&gt; &lt;genre&gt;Motorcycle&lt;/genre&gt; &lt;score&gt;2.9&lt;/score&gt; &lt;player&gt;1-2 Players&lt;/player&gt; &lt;story&gt;Motocross Championship is the only dirtbike racing game for the 32X. <text:s/>The action takes place from a behind-the-bike perspective, and makes use of the 32X's hardware bitmap scaling to present a 3D graphical effect.****Like the title suggests, the main game mode is a points based championship. <text:s/>You can compete in one of 3 motorcycle classes over 12 indoor and outdoor tracks. <text:s/>There's also two player split screen mode so you can share off-road fun with a friend.&lt;/story&gt; &lt;/game&gt;</text:p>
          </table:table-cell>
        </table:table-row>
        <table:table-row table:style-name="ro1">
          <table:table-cell office:value-type="string">
            <text:p>NBA Jam Tournament Edition (World)</text:p>
          </table:table-cell>
          <table:table-cell office:value-type="string">
            <text:p>1995</text:p>
          </table:table-cell>
          <table:table-cell office:value-type="string">
            <text:p>ESRB - E (Everyone)</text:p>
          </table:table-cell>
          <table:table-cell office:value-type="string">
            <text:p>NBA Jam Tournament Edition</text:p>
          </table:table-cell>
          <table:table-cell office:value-type="string">
            <text:p>Acclaim Entertainment</text:p>
          </table:table-cell>
          <table:table-cell office:value-type="string">
            <text:p>Midway Games</text:p>
          </table:table-cell>
          <table:table-cell office:value-type="string">
            <text:p>Sports/Basketball</text:p>
          </table:table-cell>
          <table:table-cell office:value-type="string">
            <text:p>3.7</text:p>
          </table:table-cell>
          <table:table-cell office:value-type="string">
            <text:p>1-4 Players</text:p>
          </table:table-cell>
          <table:table-cell office:value-type="string">
            <text:p>This game lets you play two-on-two arcade basketball with players from all the NBA teams. Gameplay is fast and action-packed, with few rules, no fouls, and deliberately unrealistic jamming. Players are rated on eight ability categories, from steals and blocks, to dunks and 3-pointers.****Up to four human players can take part, each always controlling a single player for their team, and AI for missing players. This allows for four players to face each other in teams of two, or for two players to team up against a third player with a CPU team-mate.****The Tournament Edition ups each team's roster to three players, and allows for substitutions between quarters. Shoving players now results in injuries, which lower a player's stats; encouraging you to sub them out and let them recover. Aside from the usual secret characters and cheat modes, the T.E. also includes four new additions you can individually enable from the special options menu:****1. &amp;quot;Hot Spots&amp;quot; are randomized zones on the court that reward extra points (up to a 9-point shot!) for making a basket while standing within them.****Powerup icons appear randomly, and convey temporary arcade-like benefits when picked up. Some examples are instant &amp;quot;on-fire,&amp;quot; enhanced 3-point accuracy, monster dunks from anywhere on the court, or a bomb that knocks all other players to the ground.****&amp;quot;Juice Mode&amp;quot; increases the speed of the game up to 4x.****&amp;quot;Tournament Mode&amp;quot; disables all other modes, special characters, and cheats, and challenges you to defeat all the NBA teams to unlock extra players (2 extra players for almost every team). Winning Tournament Mode also unlocks a higher CPU difficulty level.</text:p>
          </table:table-cell>
          <table:table-cell table:formula="of:=CONCATENATE(&quot;&lt;game name=&quot;;CHAR(34);[.A16];CHAR(34);&quot;&gt; &lt;year&gt;&quot;;[.B16];&quot;&lt;/year&gt; &lt;rating&gt;&quot;;[.C16];&quot;&lt;/rating&gt; &lt;title&gt;&quot;;[.D16];&quot;&lt;/title&gt; &lt;pub&gt;&quot;;[.E16];&quot;&lt;/pub&gt; &lt;dev&gt;&quot;;[.F16];&quot;&lt;/dev&gt; &lt;genre&gt;&quot;;[.G16];&quot;&lt;/genre&gt; &lt;score&gt;&quot;;[.H16];&quot;&lt;/score&gt; &lt;player&gt;&quot;;[.I16];&quot;&lt;/player&gt; &lt;story&gt;&quot;;[.J16];&quot;&lt;/story&gt; &lt;/game&gt;&quot;)" office:value-type="string" office:string-value="&lt;game name=&quot;NBA Jam Tournament Edition (World)&quot;&gt; &lt;year&gt;1995&lt;/year&gt; &lt;rating&gt;ESRB - E (Everyone)&lt;/rating&gt; &lt;title&gt;NBA Jam Tournament Edition&lt;/title&gt; &lt;pub&gt;Acclaim Entertainment&lt;/pub&gt; &lt;dev&gt;Midway Games&lt;/dev&gt; &lt;genre&gt;Sports/Basketball&lt;/genre&gt; &lt;score&gt;3.7&lt;/score&gt; &lt;player&gt;1-4 Players&lt;/player&gt; &lt;story&gt;This game lets you play two-on-two arcade basketball with players from all the NBA teams. Gameplay is fast and action-packed, with few rules, no fouls, and deliberately unrealistic jamming. Players are rated on eight ability categories, from steals and blocks, to dunks and 3-pointers.****Up to four human players can take part, each always controlling a single player for their team, and AI for missing players. This allows for four players to face each other in teams of two, or for two players to team up against a third player with a CPU team-mate.****The Tournament Edition ups each team's roster to three players, and allows for substitutions between quarters. Shoving players now results in injuries, which lower a player's stats; encouraging you to sub them out and let them recover. Aside from the usual secret characters and cheat modes, the T.E. also includes four new additions you can individually enable from the special options menu:****1. &amp;quot;Hot Spots&amp;quot; are randomized zones on the court that reward extra points (up to a 9-point shot!) for making a basket while standing within them.****Powerup icons appear randomly, and convey temporary arcade-like benefits when picked up. Some examples are instant &amp;quot;on-fire,&amp;quot; enhanced 3-point accuracy, monster dunks from anywhere on the court, or a bomb that knocks all other players to the ground.****&amp;quot;Juice Mode&amp;quot; increases the speed of the game up to 4x.****&amp;quot;Tournament Mode&amp;quot; disables all other modes, special characters, and cheats, and challenges you to defeat all the NBA teams to unlock extra players (2 extra players for almost every team). Winning Tournament Mode also unlocks a higher CPU difficulty level.&lt;/story&gt; &lt;/game&gt;">
            <text:p>&lt;game name="NBA Jam Tournament Edition (World)"&gt; &lt;year&gt;1995&lt;/year&gt; &lt;rating&gt;ESRB - E (Everyone)&lt;/rating&gt; &lt;title&gt;NBA Jam Tournament Edition&lt;/title&gt; &lt;pub&gt;Acclaim Entertainment&lt;/pub&gt; &lt;dev&gt;Midway Games&lt;/dev&gt; &lt;genre&gt;Sports/Basketball&lt;/genre&gt; &lt;score&gt;3.7&lt;/score&gt; &lt;player&gt;1-4 Players&lt;/player&gt; &lt;story&gt;This game lets you play two-on-two arcade basketball with players from all the NBA teams. Gameplay is fast and action-packed, with few rules, no fouls, and deliberately unrealistic jamming. Players are rated on eight ability categories, from steals and blocks, to dunks and 3-pointers.****Up to four human players can take part, each always controlling a single player for their team, and AI for missing players. This allows for four players to face each other in teams of two, or for two players to team up against a third player with a CPU team-mate.****The Tournament Edition ups each team's roster to three players, and allows for substitutions between quarters. Shoving players now results in injuries, which lower a player's stats; encouraging you to sub them out and let them recover. Aside from the usual secret characters and cheat modes, the T.E. also includes four new additions you can individually enable from the special options menu:****1. &amp;quot;Hot Spots&amp;quot; are randomized zones on the court that reward extra points (up to a 9-point shot!) for making a basket while standing within them.****Powerup icons appear randomly, and convey temporary arcade-like benefits when picked up. Some examples are instant &amp;quot;on-fire,&amp;quot; enhanced 3-point accuracy, monster dunks from anywhere on the court, or a bomb that knocks all other players to the ground.****&amp;quot;Juice Mode&amp;quot; increases the speed of the game up to 4x.****&amp;quot;Tournament Mode&amp;quot; disables all other modes, special characters, and cheats, and challenges you to defeat all the NBA teams to unlock extra players (2 extra players for almost every team). Winning Tournament Mode also unlocks a higher CPU difficulty level.&lt;/story&gt; &lt;/game&gt;</text:p>
          </table:table-cell>
        </table:table-row>
        <table:table-row table:style-name="ro1">
          <table:table-cell office:value-type="string">
            <text:p>NFL Quarterback Club (World)</text:p>
          </table:table-cell>
          <table:table-cell office:value-type="string">
            <text:p>1995</text:p>
          </table:table-cell>
          <table:table-cell office:value-type="string">
            <text:p>ESRB - E (Everyone)</text:p>
          </table:table-cell>
          <table:table-cell office:value-type="string">
            <text:p>NFL Quarterback Club</text:p>
          </table:table-cell>
          <table:table-cell office:value-type="string">
            <text:p>Acclaim Entertainment</text:p>
          </table:table-cell>
          <table:table-cell office:value-type="string">
            <text:p>Iguana Entertainment</text:p>
          </table:table-cell>
          <table:table-cell office:value-type="string">
            <text:p>Sports/Football</text:p>
          </table:table-cell>
          <table:table-cell office:value-type="string">
            <text:p>3.8</text:p>
          </table:table-cell>
          <table:table-cell office:value-type="string">
            <text:p>1-4 Players</text:p>
          </table:table-cell>
          <table:table-cell office:value-type="string">
            <text:p>One of the earliest in the NFL Quarterback series, this version features the standard game modes such as Exhibition, Season, Playoffs, etc. and features a full NFL license with players and their teams respective names and logos. <text:s/>One feature that is present in this game is the Quarterback Skills Challenge where the player can choose from 13 different quarterbacks such as John Elway, Steve Young, Dan Marino and many others in a QB competition. <text:s/>The goal is to complete a series of drills such as hitting a bulls-eyes, throwing long distances, competing in obstacle courses or test out their throwing accuracy. <text:s/>It also has a two-player option where friends can compete head-to-head.</text:p>
          </table:table-cell>
          <table:table-cell table:formula="of:=CONCATENATE(&quot;&lt;game name=&quot;;CHAR(34);[.A17];CHAR(34);&quot;&gt; &lt;year&gt;&quot;;[.B17];&quot;&lt;/year&gt; &lt;rating&gt;&quot;;[.C17];&quot;&lt;/rating&gt; &lt;title&gt;&quot;;[.D17];&quot;&lt;/title&gt; &lt;pub&gt;&quot;;[.E17];&quot;&lt;/pub&gt; &lt;dev&gt;&quot;;[.F17];&quot;&lt;/dev&gt; &lt;genre&gt;&quot;;[.G17];&quot;&lt;/genre&gt; &lt;score&gt;&quot;;[.H17];&quot;&lt;/score&gt; &lt;player&gt;&quot;;[.I17];&quot;&lt;/player&gt; &lt;story&gt;&quot;;[.J17];&quot;&lt;/story&gt; &lt;/game&gt;&quot;)" office:value-type="string" office:string-value="&lt;game name=&quot;NFL Quarterback Club (World)&quot;&gt; &lt;year&gt;1995&lt;/year&gt; &lt;rating&gt;ESRB - E (Everyone)&lt;/rating&gt; &lt;title&gt;NFL Quarterback Club&lt;/title&gt; &lt;pub&gt;Acclaim Entertainment&lt;/pub&gt; &lt;dev&gt;Iguana Entertainment&lt;/dev&gt; &lt;genre&gt;Sports/Football&lt;/genre&gt; &lt;score&gt;3.8&lt;/score&gt; &lt;player&gt;1-4 Players&lt;/player&gt; &lt;story&gt;One of the earliest in the NFL Quarterback series, this version features the standard game modes such as Exhibition, Season, Playoffs, etc. and features a full NFL license with players and their teams respective names and logos.  One feature that is present in this game is the Quarterback Skills Challenge where the player can choose from 13 different quarterbacks such as John Elway, Steve Young, Dan Marino and many others in a QB competition.  The goal is to complete a series of drills such as hitting a bulls-eyes, throwing long distances, competing in obstacle courses or test out their throwing accuracy.  It also has a two-player option where friends can compete head-to-head.&lt;/story&gt; &lt;/game&gt;">
            <text:p>&lt;game name="NFL Quarterback Club (World)"&gt; &lt;year&gt;1995&lt;/year&gt; &lt;rating&gt;ESRB - E (Everyone)&lt;/rating&gt; &lt;title&gt;NFL Quarterback Club&lt;/title&gt; &lt;pub&gt;Acclaim Entertainment&lt;/pub&gt; &lt;dev&gt;Iguana Entertainment&lt;/dev&gt; &lt;genre&gt;Sports/Football&lt;/genre&gt; &lt;score&gt;3.8&lt;/score&gt; &lt;player&gt;1-4 Players&lt;/player&gt; &lt;story&gt;One of the earliest in the NFL Quarterback series, this version features the standard game modes such as Exhibition, Season, Playoffs, etc. and features a full NFL license with players and their teams respective names and logos. <text:s/>One feature that is present in this game is the Quarterback Skills Challenge where the player can choose from 13 different quarterbacks such as John Elway, Steve Young, Dan Marino and many others in a QB competition. <text:s/>The goal is to complete a series of drills such as hitting a bulls-eyes, throwing long distances, competing in obstacle courses or test out their throwing accuracy. <text:s/>It also has a two-player option where friends can compete head-to-head.&lt;/story&gt; &lt;/game&gt;</text:p>
          </table:table-cell>
        </table:table-row>
        <table:table-row table:style-name="ro1">
          <table:table-cell office:value-type="string">
            <text:p>Pitfall - The Mayan Adventure (USA)</text:p>
          </table:table-cell>
          <table:table-cell office:value-type="string">
            <text:p>1995</text:p>
          </table:table-cell>
          <table:table-cell office:value-type="string">
            <text:p>ESRB - T (Teen)</text:p>
          </table:table-cell>
          <table:table-cell office:value-type="string">
            <text:p>Pitfall: The Mayan Adventure</text:p>
          </table:table-cell>
          <table:table-cell table:number-columns-repeated="2" office:value-type="string">
            <text:p>Activision</text:p>
          </table:table-cell>
          <table:table-cell office:value-type="string">
            <text:p>Platform</text:p>
          </table:table-cell>
          <table:table-cell office:value-type="string">
            <text:p>3.0</text:p>
          </table:table-cell>
          <table:table-cell office:value-type="string">
            <text:p>1 Player</text:p>
          </table:table-cell>
          <table:table-cell office:value-type="string">
            <text:p>Pitfall: The Mayan Adventure is a side-scrolling action game in which you play adventurer Pitfall Harry Jr in search of his father Pitfall Harry. You battle your way through the Mayan jungles, waterfalls, deserted mines and can bungee jump and boomerang your way to safety. There are 13 levels and the action is fast and gripping. You will need to be attentive—and quick. Or prepare to die.</text:p>
          </table:table-cell>
          <table:table-cell table:formula="of:=CONCATENATE(&quot;&lt;game name=&quot;;CHAR(34);[.A18];CHAR(34);&quot;&gt; &lt;year&gt;&quot;;[.B18];&quot;&lt;/year&gt; &lt;rating&gt;&quot;;[.C18];&quot;&lt;/rating&gt; &lt;title&gt;&quot;;[.D18];&quot;&lt;/title&gt; &lt;pub&gt;&quot;;[.E18];&quot;&lt;/pub&gt; &lt;dev&gt;&quot;;[.F18];&quot;&lt;/dev&gt; &lt;genre&gt;&quot;;[.G18];&quot;&lt;/genre&gt; &lt;score&gt;&quot;;[.H18];&quot;&lt;/score&gt; &lt;player&gt;&quot;;[.I18];&quot;&lt;/player&gt; &lt;story&gt;&quot;;[.J18];&quot;&lt;/story&gt; &lt;/game&gt;&quot;)" office:value-type="string" office:string-value="&lt;game name=&quot;Pitfall - The Mayan Adventure (USA)&quot;&gt; &lt;year&gt;1995&lt;/year&gt; &lt;rating&gt;ESRB - T (Teen)&lt;/rating&gt; &lt;title&gt;Pitfall: The Mayan Adventure&lt;/title&gt; &lt;pub&gt;Activision&lt;/pub&gt; &lt;dev&gt;Activision&lt;/dev&gt; &lt;genre&gt;Platform&lt;/genre&gt; &lt;score&gt;3.0&lt;/score&gt; &lt;player&gt;1 Player&lt;/player&gt; &lt;story&gt;Pitfall: The Mayan Adventure is a side-scrolling action game in which you play adventurer Pitfall Harry Jr in search of his father Pitfall Harry. You battle your way through the Mayan jungles, waterfalls, deserted mines and can bungee jump and boomerang your way to safety. There are 13 levels and the action is fast and gripping. You will need to be attentive—and quick. Or prepare to die.&lt;/story&gt; &lt;/game&gt;">
            <text:p>&lt;game name="Pitfall - The Mayan Adventure (USA)"&gt; &lt;year&gt;1995&lt;/year&gt; &lt;rating&gt;ESRB - T (Teen)&lt;/rating&gt; &lt;title&gt;Pitfall: The Mayan Adventure&lt;/title&gt; &lt;pub&gt;Activision&lt;/pub&gt; &lt;dev&gt;Activision&lt;/dev&gt; &lt;genre&gt;Platform&lt;/genre&gt; &lt;score&gt;3.0&lt;/score&gt; &lt;player&gt;1 Player&lt;/player&gt; &lt;story&gt;Pitfall: The Mayan Adventure is a side-scrolling action game in which you play adventurer Pitfall Harry Jr in search of his father Pitfall Harry. You battle your way through the Mayan jungles, waterfalls, deserted mines and can bungee jump and boomerang your way to safety. There are 13 levels and the action is fast and gripping. You will need to be attentive—and quick. Or prepare to die.&lt;/story&gt; &lt;/game&gt;</text:p>
          </table:table-cell>
        </table:table-row>
        <table:table-row table:style-name="ro1">
          <table:table-cell office:value-type="string">
            <text:p>Primal Rage (USA, Europe)</text:p>
          </table:table-cell>
          <table:table-cell office:value-type="string">
            <text:p>1995</text:p>
          </table:table-cell>
          <table:table-cell office:value-type="string">
            <text:p>ESRB - T (Teen)</text:p>
          </table:table-cell>
          <table:table-cell office:value-type="string">
            <text:p>Primal Rage</text:p>
          </table:table-cell>
          <table:table-cell office:value-type="string">
            <text:p>Time Warner Interactive</text:p>
          </table:table-cell>
          <table:table-cell office:value-type="string">
            <text:p>Atari Games Corporation</text:p>
          </table:table-cell>
          <table:table-cell office:value-type="string">
            <text:p>Fighter</text:p>
          </table:table-cell>
          <table:table-cell office:value-type="string">
            <text:p>3.6</text:p>
          </table:table-cell>
          <table:table-cell office:value-type="string">
            <text:p>1-2 Players</text:p>
          </table:table-cell>
          <table:table-cell office:value-type="string">
            <text:p>A meteor struck the Earth, and caused great chaos. Seven gods from ancient times awoke, and are now attempting to take control of the post-apocalyptic world.****Primal Rage is a one-on-one fighting game featuring dinosaurs and giant apes as the fighters. The graphics are done with digitized stop-motion animation. Gameplay is similar to Mortal Kombat in that it is viewed from a side perspective, and features deadly finishing moves at the end of the match.</text:p>
          </table:table-cell>
          <table:table-cell table:formula="of:=CONCATENATE(&quot;&lt;game name=&quot;;CHAR(34);[.A19];CHAR(34);&quot;&gt; &lt;year&gt;&quot;;[.B19];&quot;&lt;/year&gt; &lt;rating&gt;&quot;;[.C19];&quot;&lt;/rating&gt; &lt;title&gt;&quot;;[.D19];&quot;&lt;/title&gt; &lt;pub&gt;&quot;;[.E19];&quot;&lt;/pub&gt; &lt;dev&gt;&quot;;[.F19];&quot;&lt;/dev&gt; &lt;genre&gt;&quot;;[.G19];&quot;&lt;/genre&gt; &lt;score&gt;&quot;;[.H19];&quot;&lt;/score&gt; &lt;player&gt;&quot;;[.I19];&quot;&lt;/player&gt; &lt;story&gt;&quot;;[.J19];&quot;&lt;/story&gt; &lt;/game&gt;&quot;)" office:value-type="string" office:string-value="&lt;game name=&quot;Primal Rage (USA, Europe)&quot;&gt; &lt;year&gt;1995&lt;/year&gt; &lt;rating&gt;ESRB - T (Teen)&lt;/rating&gt; &lt;title&gt;Primal Rage&lt;/title&gt; &lt;pub&gt;Time Warner Interactive&lt;/pub&gt; &lt;dev&gt;Atari Games Corporation&lt;/dev&gt; &lt;genre&gt;Fighter&lt;/genre&gt; &lt;score&gt;3.6&lt;/score&gt; &lt;player&gt;1-2 Players&lt;/player&gt; &lt;story&gt;A meteor struck the Earth, and caused great chaos. Seven gods from ancient times awoke, and are now attempting to take control of the post-apocalyptic world.****Primal Rage is a one-on-one fighting game featuring dinosaurs and giant apes as the fighters. The graphics are done with digitized stop-motion animation. Gameplay is similar to Mortal Kombat in that it is viewed from a side perspective, and features deadly finishing moves at the end of the match.&lt;/story&gt; &lt;/game&gt;">
            <text:p>&lt;game name="Primal Rage (USA, Europe)"&gt; &lt;year&gt;1995&lt;/year&gt; &lt;rating&gt;ESRB - T (Teen)&lt;/rating&gt; &lt;title&gt;Primal Rage&lt;/title&gt; &lt;pub&gt;Time Warner Interactive&lt;/pub&gt; &lt;dev&gt;Atari Games Corporation&lt;/dev&gt; &lt;genre&gt;Fighter&lt;/genre&gt; &lt;score&gt;3.6&lt;/score&gt; &lt;player&gt;1-2 Players&lt;/player&gt; &lt;story&gt;A meteor struck the Earth, and caused great chaos. Seven gods from ancient times awoke, and are now attempting to take control of the post-apocalyptic world.****Primal Rage is a one-on-one fighting game featuring dinosaurs and giant apes as the fighters. The graphics are done with digitized stop-motion animation. Gameplay is similar to Mortal Kombat in that it is viewed from a side perspective, and features deadly finishing moves at the end of the match.&lt;/story&gt; &lt;/game&gt;</text:p>
          </table:table-cell>
        </table:table-row>
        <table:table-row table:style-name="ro1">
          <table:table-cell office:value-type="string">
            <text:p>RBI Baseball '95 (USA)</text:p>
          </table:table-cell>
          <table:table-cell office:value-type="string">
            <text:p>1995</text:p>
          </table:table-cell>
          <table:table-cell office:value-type="string">
            <text:p>ESRB - E (Everyone)</text:p>
          </table:table-cell>
          <table:table-cell office:value-type="string">
            <text:p>RBI Baseball '95</text:p>
          </table:table-cell>
          <table:table-cell table:number-columns-repeated="2" office:value-type="string">
            <text:p>Time Warner Interactive</text:p>
          </table:table-cell>
          <table:table-cell office:value-type="string">
            <text:p>Sports/Baseball</text:p>
          </table:table-cell>
          <table:table-cell office:value-type="string">
            <text:p>3.1</text:p>
          </table:table-cell>
          <table:table-cell office:value-type="string">
            <text:p>1-2 Players</text:p>
          </table:table-cell>
          <table:table-cell office:value-type="string">
            <text:p>This version is an updated follow-up to the R.B.I. series. <text:s/>Many of the same features from other baseball games are present and has three different game modes to choose from: exhibition, playoff, and home run derby, but what makes this version different from the others is a lack of MLB license, though it does feature a MLBPA license with top players of the time such as Roger Clemens, Otis Nixon, Bobby Larkin among many others.****Though it doesn't have a full MLB license, it tries to recreate the MLB experience by omitted the teams nicknames but using similar team colors and using the actual stadiums and redoing them without the distinctive trademarks. <text:s/>It doesn't feature a battery back-up, but does have a password feature for a player to pick up and play later if they choose.</text:p>
          </table:table-cell>
          <table:table-cell table:formula="of:=CONCATENATE(&quot;&lt;game name=&quot;;CHAR(34);[.A20];CHAR(34);&quot;&gt; &lt;year&gt;&quot;;[.B20];&quot;&lt;/year&gt; &lt;rating&gt;&quot;;[.C20];&quot;&lt;/rating&gt; &lt;title&gt;&quot;;[.D20];&quot;&lt;/title&gt; &lt;pub&gt;&quot;;[.E20];&quot;&lt;/pub&gt; &lt;dev&gt;&quot;;[.F20];&quot;&lt;/dev&gt; &lt;genre&gt;&quot;;[.G20];&quot;&lt;/genre&gt; &lt;score&gt;&quot;;[.H20];&quot;&lt;/score&gt; &lt;player&gt;&quot;;[.I20];&quot;&lt;/player&gt; &lt;story&gt;&quot;;[.J20];&quot;&lt;/story&gt; &lt;/game&gt;&quot;)" office:value-type="string" office:string-value="&lt;game name=&quot;RBI Baseball '95 (USA)&quot;&gt; &lt;year&gt;1995&lt;/year&gt; &lt;rating&gt;ESRB - E (Everyone)&lt;/rating&gt; &lt;title&gt;RBI Baseball '95&lt;/title&gt; &lt;pub&gt;Time Warner Interactive&lt;/pub&gt; &lt;dev&gt;Time Warner Interactive&lt;/dev&gt; &lt;genre&gt;Sports/Baseball&lt;/genre&gt; &lt;score&gt;3.1&lt;/score&gt; &lt;player&gt;1-2 Players&lt;/player&gt; &lt;story&gt;This version is an updated follow-up to the R.B.I. series.  Many of the same features from other baseball games are present and has three different game modes to choose from: exhibition, playoff, and home run derby, but what makes this version different from the others is a lack of MLB license, though it does feature a MLBPA license with top players of the time such as Roger Clemens, Otis Nixon, Bobby Larkin among many others.****Though it doesn't have a full MLB license, it tries to recreate the MLB experience by omitted the teams nicknames but using similar team colors and using the actual stadiums and redoing them without the distinctive trademarks.  It doesn't feature a battery back-up, but does have a password feature for a player to pick up and play later if they choose.&lt;/story&gt; &lt;/game&gt;">
            <text:p>&lt;game name="RBI Baseball '95 (USA)"&gt; &lt;year&gt;1995&lt;/year&gt; &lt;rating&gt;ESRB - E (Everyone)&lt;/rating&gt; &lt;title&gt;RBI Baseball '95&lt;/title&gt; &lt;pub&gt;Time Warner Interactive&lt;/pub&gt; &lt;dev&gt;Time Warner Interactive&lt;/dev&gt; &lt;genre&gt;Sports/Baseball&lt;/genre&gt; &lt;score&gt;3.1&lt;/score&gt; &lt;player&gt;1-2 Players&lt;/player&gt; &lt;story&gt;This version is an updated follow-up to the R.B.I. series. <text:s/>Many of the same features from other baseball games are present and has three different game modes to choose from: exhibition, playoff, and home run derby, but what makes this version different from the others is a lack of MLB license, though it does feature a MLBPA license with top players of the time such as Roger Clemens, Otis Nixon, Bobby Larkin among many others.****Though it doesn't have a full MLB license, it tries to recreate the MLB experience by omitted the teams nicknames but using similar team colors and using the actual stadiums and redoing them without the distinctive trademarks. <text:s/>It doesn't feature a battery back-up, but does have a password feature for a player to pick up and play later if they choose.&lt;/story&gt; &lt;/game&gt;</text:p>
          </table:table-cell>
        </table:table-row>
        <table:table-row table:style-name="ro1">
          <table:table-cell office:value-type="string">
            <text:p>Shadow Squadron (USA, Europe)</text:p>
          </table:table-cell>
          <table:table-cell office:value-type="string">
            <text:p>1995</text:p>
          </table:table-cell>
          <table:table-cell office:value-type="string">
            <text:p>ESRB - E (Everyone)</text:p>
          </table:table-cell>
          <table:table-cell office:value-type="string">
            <text:p>Shadow Squadron</text:p>
          </table:table-cell>
          <table:table-cell table:number-columns-repeated="2" office:value-type="string">
            <text:p>SEGA</text:p>
          </table:table-cell>
          <table:table-cell office:value-type="string">
            <text:p>Shooter</text:p>
          </table:table-cell>
          <table:table-cell office:value-type="string">
            <text:p>3.9</text:p>
          </table:table-cell>
          <table:table-cell office:value-type="string">
            <text:p>1-2 Players</text:p>
          </table:table-cell>
          <table:table-cell office:value-type="string">
            <text:p>Shadow Squadron is a 3D space combat shooter. The player controls a space fighter in a series of battles against huge enemy ships. <text:s/>There are 2 different types of ships to fly, and 6 different missions. <text:s/>In most missions, the player has to destroy several locations on a large ship in order to blow up the whole thing. ****There are two ways to play the game. <text:s/>First, one can directly control the ship and maneuver it around the 3D polygon environments. <text:s/>Second, the player can let the 32X do the flying, and simply control a gun turret.</text:p>
          </table:table-cell>
          <table:table-cell table:formula="of:=CONCATENATE(&quot;&lt;game name=&quot;;CHAR(34);[.A21];CHAR(34);&quot;&gt; &lt;year&gt;&quot;;[.B21];&quot;&lt;/year&gt; &lt;rating&gt;&quot;;[.C21];&quot;&lt;/rating&gt; &lt;title&gt;&quot;;[.D21];&quot;&lt;/title&gt; &lt;pub&gt;&quot;;[.E21];&quot;&lt;/pub&gt; &lt;dev&gt;&quot;;[.F21];&quot;&lt;/dev&gt; &lt;genre&gt;&quot;;[.G21];&quot;&lt;/genre&gt; &lt;score&gt;&quot;;[.H21];&quot;&lt;/score&gt; &lt;player&gt;&quot;;[.I21];&quot;&lt;/player&gt; &lt;story&gt;&quot;;[.J21];&quot;&lt;/story&gt; &lt;/game&gt;&quot;)" office:value-type="string" office:string-value="&lt;game name=&quot;Shadow Squadron (USA, Europe)&quot;&gt; &lt;year&gt;1995&lt;/year&gt; &lt;rating&gt;ESRB - E (Everyone)&lt;/rating&gt; &lt;title&gt;Shadow Squadron&lt;/title&gt; &lt;pub&gt;SEGA&lt;/pub&gt; &lt;dev&gt;SEGA&lt;/dev&gt; &lt;genre&gt;Shooter&lt;/genre&gt; &lt;score&gt;3.9&lt;/score&gt; &lt;player&gt;1-2 Players&lt;/player&gt; &lt;story&gt;Shadow Squadron is a 3D space combat shooter. The player controls a space fighter in a series of battles against huge enemy ships.  There are 2 different types of ships to fly, and 6 different missions.  In most missions, the player has to destroy several locations on a large ship in order to blow up the whole thing. ****There are two ways to play the game.  First, one can directly control the ship and maneuver it around the 3D polygon environments.  Second, the player can let the 32X do the flying, and simply control a gun turret.&lt;/story&gt; &lt;/game&gt;">
            <text:p>&lt;game name="Shadow Squadron (USA, Europe)"&gt; &lt;year&gt;1995&lt;/year&gt; &lt;rating&gt;ESRB - E (Everyone)&lt;/rating&gt; &lt;title&gt;Shadow Squadron&lt;/title&gt; &lt;pub&gt;SEGA&lt;/pub&gt; &lt;dev&gt;SEGA&lt;/dev&gt; &lt;genre&gt;Shooter&lt;/genre&gt; &lt;score&gt;3.9&lt;/score&gt; &lt;player&gt;1-2 Players&lt;/player&gt; &lt;story&gt;Shadow Squadron is a 3D space combat shooter. The player controls a space fighter in a series of battles against huge enemy ships. <text:s/>There are 2 different types of ships to fly, and 6 different missions. <text:s/>In most missions, the player has to destroy several locations on a large ship in order to blow up the whole thing. ****There are two ways to play the game. <text:s/>First, one can directly control the ship and maneuver it around the 3D polygon environments. <text:s/>Second, the player can let the 32X do the flying, and simply control a gun turret.&lt;/story&gt; &lt;/game&gt;</text:p>
          </table:table-cell>
        </table:table-row>
        <table:table-row table:style-name="ro1">
          <table:table-cell office:value-type="string">
            <text:p>Space Harrier (Japan, USA)</text:p>
          </table:table-cell>
          <table:table-cell office:value-type="string">
            <text:p>1994</text:p>
          </table:table-cell>
          <table:table-cell office:value-type="string">
            <text:p>ESRB - E (Everyone)</text:p>
          </table:table-cell>
          <table:table-cell office:value-type="string">
            <text:p>Space Harrier</text:p>
          </table:table-cell>
          <table:table-cell office:value-type="string">
            <text:p>SEGA</text:p>
          </table:table-cell>
          <table:table-cell office:value-type="string">
            <text:p>AM R&amp;D Dept. #2</text:p>
          </table:table-cell>
          <table:table-cell office:value-type="string">
            <text:p>Shooter</text:p>
          </table:table-cell>
          <table:table-cell office:value-type="string">
            <text:p>3.5</text:p>
          </table:table-cell>
          <table:table-cell office:value-type="string">
            <text:p>1 Player</text:p>
          </table:table-cell>
          <table:table-cell office:value-type="string">
            <text:p>Run… fly… dodge those obstacles, but return fire on wave after wave of attacking aliens. Armed with a really big gun, you have to defend yourself against the alien hordes using your wits to navigate around the screen. But watch out for those end of level bosses!</text:p>
          </table:table-cell>
          <table:table-cell table:formula="of:=CONCATENATE(&quot;&lt;game name=&quot;;CHAR(34);[.A22];CHAR(34);&quot;&gt; &lt;year&gt;&quot;;[.B22];&quot;&lt;/year&gt; &lt;rating&gt;&quot;;[.C22];&quot;&lt;/rating&gt; &lt;title&gt;&quot;;[.D22];&quot;&lt;/title&gt; &lt;pub&gt;&quot;;[.E22];&quot;&lt;/pub&gt; &lt;dev&gt;&quot;;[.F22];&quot;&lt;/dev&gt; &lt;genre&gt;&quot;;[.G22];&quot;&lt;/genre&gt; &lt;score&gt;&quot;;[.H22];&quot;&lt;/score&gt; &lt;player&gt;&quot;;[.I22];&quot;&lt;/player&gt; &lt;story&gt;&quot;;[.J22];&quot;&lt;/story&gt; &lt;/game&gt;&quot;)" office:value-type="string" office:string-value="&lt;game name=&quot;Space Harrier (Japan, USA)&quot;&gt; &lt;year&gt;1994&lt;/year&gt; &lt;rating&gt;ESRB - E (Everyone)&lt;/rating&gt; &lt;title&gt;Space Harrier&lt;/title&gt; &lt;pub&gt;SEGA&lt;/pub&gt; &lt;dev&gt;AM R&amp;D Dept. #2&lt;/dev&gt; &lt;genre&gt;Shooter&lt;/genre&gt; &lt;score&gt;3.5&lt;/score&gt; &lt;player&gt;1 Player&lt;/player&gt; &lt;story&gt;Run… fly… dodge those obstacles, but return fire on wave after wave of attacking aliens. Armed with a really big gun, you have to defend yourself against the alien hordes using your wits to navigate around the screen. But watch out for those end of level bosses!&lt;/story&gt; &lt;/game&gt;">
            <text:p>&lt;game name="Space Harrier (Japan, USA)"&gt; &lt;year&gt;1994&lt;/year&gt; &lt;rating&gt;ESRB - E (Everyone)&lt;/rating&gt; &lt;title&gt;Space Harrier&lt;/title&gt; &lt;pub&gt;SEGA&lt;/pub&gt; &lt;dev&gt;AM R&amp;D Dept. #2&lt;/dev&gt; &lt;genre&gt;Shooter&lt;/genre&gt; &lt;score&gt;3.5&lt;/score&gt; &lt;player&gt;1 Player&lt;/player&gt; &lt;story&gt;Run… fly… dodge those obstacles, but return fire on wave after wave of attacking aliens. Armed with a really big gun, you have to defend yourself against the alien hordes using your wits to navigate around the screen. But watch out for those end of level bosses!&lt;/story&gt; &lt;/game&gt;</text:p>
          </table:table-cell>
        </table:table-row>
        <table:table-row table:style-name="ro1">
          <table:table-cell office:value-type="string">
            <text:p>Star Trek Starfleet Academy - Starship Bridge Simulator (USA)</text:p>
          </table:table-cell>
          <table:table-cell office:value-type="string">
            <text:p>1995</text:p>
          </table:table-cell>
          <table:table-cell office:value-type="string">
            <text:p>ESRB - E (Everyone)</text:p>
          </table:table-cell>
          <table:table-cell office:value-type="string">
            <text:p>Star Trek: Starfleet Academy</text:p>
          </table:table-cell>
          <table:table-cell table:number-columns-repeated="2" office:value-type="string">
            <text:p>Interplay</text:p>
          </table:table-cell>
          <table:table-cell office:value-type="string">
            <text:p>Simulation</text:p>
          </table:table-cell>
          <table:table-cell office:value-type="string">
            <text:p>3.8</text:p>
          </table:table-cell>
          <table:table-cell office:value-type="string">
            <text:p>1-2 Players</text:p>
          </table:table-cell>
          <table:table-cell office:value-type="string">
            <text:p>Two years before the better-known computer game came this title, in which the aim is to successfully complete the space combat element of Starfleet training. You will fight Klingons, deal with repairs, and find yourself in all manner of dangerous situations, but try to stay within Starfleet directives.****The game is viewed from the bridge of your vessel (there are 5 different ones in total), with polygons used to display the action. Information on the world situation at the time of the game is supplied within the game. There are quick missions bringing scenes from Star Trek movies to life.</text:p>
          </table:table-cell>
          <table:table-cell table:formula="of:=CONCATENATE(&quot;&lt;game name=&quot;;CHAR(34);[.A23];CHAR(34);&quot;&gt; &lt;year&gt;&quot;;[.B23];&quot;&lt;/year&gt; &lt;rating&gt;&quot;;[.C23];&quot;&lt;/rating&gt; &lt;title&gt;&quot;;[.D23];&quot;&lt;/title&gt; &lt;pub&gt;&quot;;[.E23];&quot;&lt;/pub&gt; &lt;dev&gt;&quot;;[.F23];&quot;&lt;/dev&gt; &lt;genre&gt;&quot;;[.G23];&quot;&lt;/genre&gt; &lt;score&gt;&quot;;[.H23];&quot;&lt;/score&gt; &lt;player&gt;&quot;;[.I23];&quot;&lt;/player&gt; &lt;story&gt;&quot;;[.J23];&quot;&lt;/story&gt; &lt;/game&gt;&quot;)" office:value-type="string" office:string-value="&lt;game name=&quot;Star Trek Starfleet Academy - Starship Bridge Simulator (USA)&quot;&gt; &lt;year&gt;1995&lt;/year&gt; &lt;rating&gt;ESRB - E (Everyone)&lt;/rating&gt; &lt;title&gt;Star Trek: Starfleet Academy&lt;/title&gt; &lt;pub&gt;Interplay&lt;/pub&gt; &lt;dev&gt;Interplay&lt;/dev&gt; &lt;genre&gt;Simulation&lt;/genre&gt; &lt;score&gt;3.8&lt;/score&gt; &lt;player&gt;1-2 Players&lt;/player&gt; &lt;story&gt;Two years before the better-known computer game came this title, in which the aim is to successfully complete the space combat element of Starfleet training. You will fight Klingons, deal with repairs, and find yourself in all manner of dangerous situations, but try to stay within Starfleet directives.****The game is viewed from the bridge of your vessel (there are 5 different ones in total), with polygons used to display the action. Information on the world situation at the time of the game is supplied within the game. There are quick missions bringing scenes from Star Trek movies to life.&lt;/story&gt; &lt;/game&gt;">
            <text:p>&lt;game name="Star Trek Starfleet Academy - Starship Bridge Simulator (USA)"&gt; &lt;year&gt;1995&lt;/year&gt; &lt;rating&gt;ESRB - E (Everyone)&lt;/rating&gt; &lt;title&gt;Star Trek: Starfleet Academy&lt;/title&gt; &lt;pub&gt;Interplay&lt;/pub&gt; &lt;dev&gt;Interplay&lt;/dev&gt; &lt;genre&gt;Simulation&lt;/genre&gt; &lt;score&gt;3.8&lt;/score&gt; &lt;player&gt;1-2 Players&lt;/player&gt; &lt;story&gt;Two years before the better-known computer game came this title, in which the aim is to successfully complete the space combat element of Starfleet training. You will fight Klingons, deal with repairs, and find yourself in all manner of dangerous situations, but try to stay within Starfleet directives.****The game is viewed from the bridge of your vessel (there are 5 different ones in total), with polygons used to display the action. Information on the world situation at the time of the game is supplied within the game. There are quick missions bringing scenes from Star Trek movies to life.&lt;/story&gt; &lt;/game&gt;</text:p>
          </table:table-cell>
        </table:table-row>
        <table:table-row table:style-name="ro1">
          <table:table-cell office:value-type="string">
            <text:p>Star Wars Arcade (USA)</text:p>
          </table:table-cell>
          <table:table-cell office:value-type="string">
            <text:p>1994</text:p>
          </table:table-cell>
          <table:table-cell office:value-type="string">
            <text:p>ESRB - E (Everyone)</text:p>
          </table:table-cell>
          <table:table-cell office:value-type="string">
            <text:p>Star Wars Arcade</text:p>
          </table:table-cell>
          <table:table-cell office:value-type="string">
            <text:p>LucasArts</text:p>
          </table:table-cell>
          <table:table-cell office:value-type="string">
            <text:p>SEGA</text:p>
          </table:table-cell>
          <table:table-cell office:value-type="string">
            <text:p>Action</text:p>
          </table:table-cell>
          <table:table-cell office:value-type="string">
            <text:p>3.5</text:p>
          </table:table-cell>
          <table:table-cell office:value-type="string">
            <text:p>1-2 Players</text:p>
          </table:table-cell>
          <table:table-cell office:value-type="string">
            <text:p>Star Wars Arcade is a 3D shoot 'em-up set in Episodes 4, 5, and 6 of the Star Wars saga. <text:s/>You take control of either an X-Wing or Y-Wing, and are put right in the middle of the space combat. <text:s/>In some levels, you have to shoot down a specific number of TIE fighters before time runs out. In other levels, your goal is to simply to make it to the end without getting blasted out of the sky.****Some of the missions take place in deep space, around asteroids, or near Star Destroyers. <text:s/>Other missions take place on the surface of the Death Star and re-create the Luke Skywalker's famous trench run to destroy it.</text:p>
          </table:table-cell>
          <table:table-cell table:formula="of:=CONCATENATE(&quot;&lt;game name=&quot;;CHAR(34);[.A24];CHAR(34);&quot;&gt; &lt;year&gt;&quot;;[.B24];&quot;&lt;/year&gt; &lt;rating&gt;&quot;;[.C24];&quot;&lt;/rating&gt; &lt;title&gt;&quot;;[.D24];&quot;&lt;/title&gt; &lt;pub&gt;&quot;;[.E24];&quot;&lt;/pub&gt; &lt;dev&gt;&quot;;[.F24];&quot;&lt;/dev&gt; &lt;genre&gt;&quot;;[.G24];&quot;&lt;/genre&gt; &lt;score&gt;&quot;;[.H24];&quot;&lt;/score&gt; &lt;player&gt;&quot;;[.I24];&quot;&lt;/player&gt; &lt;story&gt;&quot;;[.J24];&quot;&lt;/story&gt; &lt;/game&gt;&quot;)" office:value-type="string" office:string-value="&lt;game name=&quot;Star Wars Arcade (USA)&quot;&gt; &lt;year&gt;1994&lt;/year&gt; &lt;rating&gt;ESRB - E (Everyone)&lt;/rating&gt; &lt;title&gt;Star Wars Arcade&lt;/title&gt; &lt;pub&gt;LucasArts&lt;/pub&gt; &lt;dev&gt;SEGA&lt;/dev&gt; &lt;genre&gt;Action&lt;/genre&gt; &lt;score&gt;3.5&lt;/score&gt; &lt;player&gt;1-2 Players&lt;/player&gt; &lt;story&gt;Star Wars Arcade is a 3D shoot 'em-up set in Episodes 4, 5, and 6 of the Star Wars saga.  You take control of either an X-Wing or Y-Wing, and are put right in the middle of the space combat.  In some levels, you have to shoot down a specific number of TIE fighters before time runs out. In other levels, your goal is to simply to make it to the end without getting blasted out of the sky.****Some of the missions take place in deep space, around asteroids, or near Star Destroyers.  Other missions take place on the surface of the Death Star and re-create the Luke Skywalker's famous trench run to destroy it.&lt;/story&gt; &lt;/game&gt;">
            <text:p>&lt;game name="Star Wars Arcade (USA)"&gt; &lt;year&gt;1994&lt;/year&gt; &lt;rating&gt;ESRB - E (Everyone)&lt;/rating&gt; &lt;title&gt;Star Wars Arcade&lt;/title&gt; &lt;pub&gt;LucasArts&lt;/pub&gt; &lt;dev&gt;SEGA&lt;/dev&gt; &lt;genre&gt;Action&lt;/genre&gt; &lt;score&gt;3.5&lt;/score&gt; &lt;player&gt;1-2 Players&lt;/player&gt; &lt;story&gt;Star Wars Arcade is a 3D shoot 'em-up set in Episodes 4, 5, and 6 of the Star Wars saga. <text:s/>You take control of either an X-Wing or Y-Wing, and are put right in the middle of the space combat. <text:s/>In some levels, you have to shoot down a specific number of TIE fighters before time runs out. In other levels, your goal is to simply to make it to the end without getting blasted out of the sky.****Some of the missions take place in deep space, around asteroids, or near Star Destroyers. <text:s/>Other missions take place on the surface of the Death Star and re-create the Luke Skywalker's famous trench run to destroy it.&lt;/story&gt; &lt;/game&gt;</text:p>
          </table:table-cell>
        </table:table-row>
        <table:table-row table:style-name="ro1">
          <table:table-cell office:value-type="string">
            <text:p>T-Mek (USA, Europe)</text:p>
          </table:table-cell>
          <table:table-cell office:value-type="string">
            <text:p>1995</text:p>
          </table:table-cell>
          <table:table-cell office:value-type="string">
            <text:p>ESRB - E (Everyone)</text:p>
          </table:table-cell>
          <table:table-cell office:value-type="string">
            <text:p>T-Mek</text:p>
          </table:table-cell>
          <table:table-cell office:value-type="string">
            <text:p>Time Warner Interactive</text:p>
          </table:table-cell>
          <table:table-cell office:value-type="string">
            <text:p>Atari Games Corporation</text:p>
          </table:table-cell>
          <table:table-cell office:value-type="string">
            <text:p>Action</text:p>
          </table:table-cell>
          <table:table-cell office:value-type="string">
            <text:p>3.4</text:p>
          </table:table-cell>
          <table:table-cell office:value-type="string">
            <text:p>1-2 Players</text:p>
          </table:table-cell>
          <table:table-cell office:value-type="string">
            <text:p>T-Mek is essentially an updated Battlezone. You are a warrior battling in the T-Mek competition, a hugely popular event in the future. You control a hovercraft and try to blow up everyone else.****The action is viewed from your perspective as you travel around the arena. You also have an overall view of where your opponents are. Terrain surfaces and characteristics vary in each battle. In most levels you need to reach a certain score to progress, however there are out-and-out one-off Deathmatch duels to deal with periodically.</text:p>
          </table:table-cell>
          <table:table-cell table:formula="of:=CONCATENATE(&quot;&lt;game name=&quot;;CHAR(34);[.A25];CHAR(34);&quot;&gt; &lt;year&gt;&quot;;[.B25];&quot;&lt;/year&gt; &lt;rating&gt;&quot;;[.C25];&quot;&lt;/rating&gt; &lt;title&gt;&quot;;[.D25];&quot;&lt;/title&gt; &lt;pub&gt;&quot;;[.E25];&quot;&lt;/pub&gt; &lt;dev&gt;&quot;;[.F25];&quot;&lt;/dev&gt; &lt;genre&gt;&quot;;[.G25];&quot;&lt;/genre&gt; &lt;score&gt;&quot;;[.H25];&quot;&lt;/score&gt; &lt;player&gt;&quot;;[.I25];&quot;&lt;/player&gt; &lt;story&gt;&quot;;[.J25];&quot;&lt;/story&gt; &lt;/game&gt;&quot;)" office:value-type="string" office:string-value="&lt;game name=&quot;T-Mek (USA, Europe)&quot;&gt; &lt;year&gt;1995&lt;/year&gt; &lt;rating&gt;ESRB - E (Everyone)&lt;/rating&gt; &lt;title&gt;T-Mek&lt;/title&gt; &lt;pub&gt;Time Warner Interactive&lt;/pub&gt; &lt;dev&gt;Atari Games Corporation&lt;/dev&gt; &lt;genre&gt;Action&lt;/genre&gt; &lt;score&gt;3.4&lt;/score&gt; &lt;player&gt;1-2 Players&lt;/player&gt; &lt;story&gt;T-Mek is essentially an updated Battlezone. You are a warrior battling in the T-Mek competition, a hugely popular event in the future. You control a hovercraft and try to blow up everyone else.****The action is viewed from your perspective as you travel around the arena. You also have an overall view of where your opponents are. Terrain surfaces and characteristics vary in each battle. In most levels you need to reach a certain score to progress, however there are out-and-out one-off Deathmatch duels to deal with periodically.&lt;/story&gt; &lt;/game&gt;">
            <text:p>&lt;game name="T-Mek (USA, Europe)"&gt; &lt;year&gt;1995&lt;/year&gt; &lt;rating&gt;ESRB - E (Everyone)&lt;/rating&gt; &lt;title&gt;T-Mek&lt;/title&gt; &lt;pub&gt;Time Warner Interactive&lt;/pub&gt; &lt;dev&gt;Atari Games Corporation&lt;/dev&gt; &lt;genre&gt;Action&lt;/genre&gt; &lt;score&gt;3.4&lt;/score&gt; &lt;player&gt;1-2 Players&lt;/player&gt; &lt;story&gt;T-Mek is essentially an updated Battlezone. You are a warrior battling in the T-Mek competition, a hugely popular event in the future. You control a hovercraft and try to blow up everyone else.****The action is viewed from your perspective as you travel around the arena. You also have an overall view of where your opponents are. Terrain surfaces and characteristics vary in each battle. In most levels you need to reach a certain score to progress, however there are out-and-out one-off Deathmatch duels to deal with periodically.&lt;/story&gt; &lt;/game&gt;</text:p>
          </table:table-cell>
        </table:table-row>
        <table:table-row table:style-name="ro1">
          <table:table-cell office:value-type="string">
            <text:p>Tempo (Japan, USA)</text:p>
          </table:table-cell>
          <table:table-cell office:value-type="string">
            <text:p>1995</text:p>
          </table:table-cell>
          <table:table-cell office:value-type="string">
            <text:p>ESRB - E (Everyone)</text:p>
          </table:table-cell>
          <table:table-cell office:value-type="string">
            <text:p>Tempo</text:p>
          </table:table-cell>
          <table:table-cell office:value-type="string">
            <text:p>SEGA</text:p>
          </table:table-cell>
          <table:table-cell office:value-type="string">
            <text:p>Red Company Corporation</text:p>
          </table:table-cell>
          <table:table-cell office:value-type="string">
            <text:p>Platform</text:p>
          </table:table-cell>
          <table:table-cell office:value-type="string">
            <text:p>3.8</text:p>
          </table:table-cell>
          <table:table-cell office:value-type="string">
            <text:p>1 Player</text:p>
          </table:table-cell>
          <table:table-cell office:value-type="string">
            <text:p>Tempo is a grasshopper who lives on Planet Rythmia, the world of music. <text:s/>Unfortunately, the malevolent King Dirge is trying to steal all the rhythm from the planet. <text:s/>It's unclear as to how a creature with no appreciation for music became King, but it's up to Tempo to stop him!****Tempo's game is a side scrolling platformer with 7 levels. <text:s/>It's a single player game, although you can collect "dance" power-ups that allow you to call your friend, a butterfly, to help you defeat your enemies using killer dance moves.</text:p>
          </table:table-cell>
          <table:table-cell table:formula="of:=CONCATENATE(&quot;&lt;game name=&quot;;CHAR(34);[.A26];CHAR(34);&quot;&gt; &lt;year&gt;&quot;;[.B26];&quot;&lt;/year&gt; &lt;rating&gt;&quot;;[.C26];&quot;&lt;/rating&gt; &lt;title&gt;&quot;;[.D26];&quot;&lt;/title&gt; &lt;pub&gt;&quot;;[.E26];&quot;&lt;/pub&gt; &lt;dev&gt;&quot;;[.F26];&quot;&lt;/dev&gt; &lt;genre&gt;&quot;;[.G26];&quot;&lt;/genre&gt; &lt;score&gt;&quot;;[.H26];&quot;&lt;/score&gt; &lt;player&gt;&quot;;[.I26];&quot;&lt;/player&gt; &lt;story&gt;&quot;;[.J26];&quot;&lt;/story&gt; &lt;/game&gt;&quot;)" office:value-type="string" office:string-value="&lt;game name=&quot;Tempo (Japan, USA)&quot;&gt; &lt;year&gt;1995&lt;/year&gt; &lt;rating&gt;ESRB - E (Everyone)&lt;/rating&gt; &lt;title&gt;Tempo&lt;/title&gt; &lt;pub&gt;SEGA&lt;/pub&gt; &lt;dev&gt;Red Company Corporation&lt;/dev&gt; &lt;genre&gt;Platform&lt;/genre&gt; &lt;score&gt;3.8&lt;/score&gt; &lt;player&gt;1 Player&lt;/player&gt; &lt;story&gt;Tempo is a grasshopper who lives on Planet Rythmia, the world of music.  Unfortunately, the malevolent King Dirge is trying to steal all the rhythm from the planet.  It's unclear as to how a creature with no appreciation for music became King, but it's up to Tempo to stop him!****Tempo's game is a side scrolling platformer with 7 levels.  It's a single player game, although you can collect &quot;dance&quot; power-ups that allow you to call your friend, a butterfly, to help you defeat your enemies using killer dance moves.&lt;/story&gt; &lt;/game&gt;">
            <text:p>&lt;game name="Tempo (Japan, USA)"&gt; &lt;year&gt;1995&lt;/year&gt; &lt;rating&gt;ESRB - E (Everyone)&lt;/rating&gt; &lt;title&gt;Tempo&lt;/title&gt; &lt;pub&gt;SEGA&lt;/pub&gt; &lt;dev&gt;Red Company Corporation&lt;/dev&gt; &lt;genre&gt;Platform&lt;/genre&gt; &lt;score&gt;3.8&lt;/score&gt; &lt;player&gt;1 Player&lt;/player&gt; &lt;story&gt;Tempo is a grasshopper who lives on Planet Rythmia, the world of music. <text:s/>Unfortunately, the malevolent King Dirge is trying to steal all the rhythm from the planet. <text:s/>It's unclear as to how a creature with no appreciation for music became King, but it's up to Tempo to stop him!****Tempo's game is a side scrolling platformer with 7 levels. <text:s/>It's a single player game, although you can collect "dance" power-ups that allow you to call your friend, a butterfly, to help you defeat your enemies using killer dance moves.&lt;/story&gt; &lt;/game&gt;</text:p>
          </table:table-cell>
        </table:table-row>
        <table:table-row table:style-name="ro1">
          <table:table-cell office:value-type="string">
            <text:p>Toughman Contest (USA, Europe)</text:p>
          </table:table-cell>
          <table:table-cell office:value-type="string">
            <text:p>1995</text:p>
          </table:table-cell>
          <table:table-cell office:value-type="string">
            <text:p>ESRB - T (Teen)</text:p>
          </table:table-cell>
          <table:table-cell office:value-type="string">
            <text:p>Toughman Contest</text:p>
          </table:table-cell>
          <table:table-cell office:value-type="string">
            <text:p>Electronic Arts</text:p>
          </table:table-cell>
          <table:table-cell office:value-type="string">
            <text:p>High Score Productions</text:p>
          </table:table-cell>
          <table:table-cell office:value-type="string">
            <text:p>Sports/Boxing</text:p>
          </table:table-cell>
          <table:table-cell office:value-type="string">
            <text:p>2.6</text:p>
          </table:table-cell>
          <table:table-cell office:value-type="string">
            <text:p>1-8 Players</text:p>
          </table:table-cell>
          <table:table-cell office:value-type="string">
            <text:p>Toughman Contest is a game based on the world famous boxing competition of the same name. <text:s/>You pick one of 24 fighters, compete in one of 5 locations from around the world, and re-create the Toughman tournament as seen on TV. <text:s/>****The boxing action is viewed from behind the back of fighter you control. <text:s/>Your fighter is rendered as an outline, so you can see what your opponent is up to and react accordingly. <text:s/>Toughman matches consist of three one minute rounds. <text:s/>Your goal is to KO your opponent by causing their stamina meter to decrease to the point where they fall down, or beating on them enough that you are scored the winner at end of the third round.</text:p>
          </table:table-cell>
          <table:table-cell table:formula="of:=CONCATENATE(&quot;&lt;game name=&quot;;CHAR(34);[.A27];CHAR(34);&quot;&gt; &lt;year&gt;&quot;;[.B27];&quot;&lt;/year&gt; &lt;rating&gt;&quot;;[.C27];&quot;&lt;/rating&gt; &lt;title&gt;&quot;;[.D27];&quot;&lt;/title&gt; &lt;pub&gt;&quot;;[.E27];&quot;&lt;/pub&gt; &lt;dev&gt;&quot;;[.F27];&quot;&lt;/dev&gt; &lt;genre&gt;&quot;;[.G27];&quot;&lt;/genre&gt; &lt;score&gt;&quot;;[.H27];&quot;&lt;/score&gt; &lt;player&gt;&quot;;[.I27];&quot;&lt;/player&gt; &lt;story&gt;&quot;;[.J27];&quot;&lt;/story&gt; &lt;/game&gt;&quot;)" office:value-type="string" office:string-value="&lt;game name=&quot;Toughman Contest (USA, Europe)&quot;&gt; &lt;year&gt;1995&lt;/year&gt; &lt;rating&gt;ESRB - T (Teen)&lt;/rating&gt; &lt;title&gt;Toughman Contest&lt;/title&gt; &lt;pub&gt;Electronic Arts&lt;/pub&gt; &lt;dev&gt;High Score Productions&lt;/dev&gt; &lt;genre&gt;Sports/Boxing&lt;/genre&gt; &lt;score&gt;2.6&lt;/score&gt; &lt;player&gt;1-8 Players&lt;/player&gt; &lt;story&gt;Toughman Contest is a game based on the world famous boxing competition of the same name.  You pick one of 24 fighters, compete in one of 5 locations from around the world, and re-create the Toughman tournament as seen on TV.  ****The boxing action is viewed from behind the back of fighter you control.  Your fighter is rendered as an outline, so you can see what your opponent is up to and react accordingly.  Toughman matches consist of three one minute rounds.  Your goal is to KO your opponent by causing their stamina meter to decrease to the point where they fall down, or beating on them enough that you are scored the winner at end of the third round.&lt;/story&gt; &lt;/game&gt;">
            <text:p>&lt;game name="Toughman Contest (USA, Europe)"&gt; &lt;year&gt;1995&lt;/year&gt; &lt;rating&gt;ESRB - T (Teen)&lt;/rating&gt; &lt;title&gt;Toughman Contest&lt;/title&gt; &lt;pub&gt;Electronic Arts&lt;/pub&gt; &lt;dev&gt;High Score Productions&lt;/dev&gt; &lt;genre&gt;Sports/Boxing&lt;/genre&gt; &lt;score&gt;2.6&lt;/score&gt; &lt;player&gt;1-8 Players&lt;/player&gt; &lt;story&gt;Toughman Contest is a game based on the world famous boxing competition of the same name. <text:s/>You pick one of 24 fighters, compete in one of 5 locations from around the world, and re-create the Toughman tournament as seen on TV. <text:s/>****The boxing action is viewed from behind the back of fighter you control. <text:s/>Your fighter is rendered as an outline, so you can see what your opponent is up to and react accordingly. <text:s/>Toughman matches consist of three one minute rounds. <text:s/>Your goal is to KO your opponent by causing their stamina meter to decrease to the point where they fall down, or beating on them enough that you are scored the winner at end of the third round.&lt;/story&gt; &lt;/game&gt;</text:p>
          </table:table-cell>
        </table:table-row>
        <table:table-row table:style-name="ro1">
          <table:table-cell office:value-type="string">
            <text:p>Virtua Fighter (Japan, USA)</text:p>
          </table:table-cell>
          <table:table-cell office:value-type="string">
            <text:p>1995</text:p>
          </table:table-cell>
          <table:table-cell office:value-type="string">
            <text:p>ESRB - T (Teen)</text:p>
          </table:table-cell>
          <table:table-cell office:value-type="string">
            <text:p>Virtua Fighter</text:p>
          </table:table-cell>
          <table:table-cell office:value-type="string">
            <text:p>SEGA</text:p>
          </table:table-cell>
          <table:table-cell office:value-type="string">
            <text:p>SEGA AM2</text:p>
          </table:table-cell>
          <table:table-cell office:value-type="string">
            <text:p>Fighter</text:p>
          </table:table-cell>
          <table:table-cell office:value-type="string">
            <text:p>3.6</text:p>
          </table:table-cell>
          <table:table-cell office:value-type="string">
            <text:p>1-2 Players</text:p>
          </table:table-cell>
          <table:table-cell office:value-type="string">
            <text:p>Virtua Fighter was the first of it's kind: <text:s/>A one-on-one fighting game featuring fully 3D environments and characters. The fighters and arenas are rendered in flat-shaded polygons. Unlike many fighting games, Virtua Fighter focuses on deep gameplay based on actual fighting styles, rather than outrageous special moves and story lines.****There are 8 fighters to choose from in Virtua Fighter, and an equal number of fighting backdrops in which to compete. Each fighter has a distinctive fighting style, and their own set of signature moves.</text:p>
          </table:table-cell>
          <table:table-cell table:formula="of:=CONCATENATE(&quot;&lt;game name=&quot;;CHAR(34);[.A28];CHAR(34);&quot;&gt; &lt;year&gt;&quot;;[.B28];&quot;&lt;/year&gt; &lt;rating&gt;&quot;;[.C28];&quot;&lt;/rating&gt; &lt;title&gt;&quot;;[.D28];&quot;&lt;/title&gt; &lt;pub&gt;&quot;;[.E28];&quot;&lt;/pub&gt; &lt;dev&gt;&quot;;[.F28];&quot;&lt;/dev&gt; &lt;genre&gt;&quot;;[.G28];&quot;&lt;/genre&gt; &lt;score&gt;&quot;;[.H28];&quot;&lt;/score&gt; &lt;player&gt;&quot;;[.I28];&quot;&lt;/player&gt; &lt;story&gt;&quot;;[.J28];&quot;&lt;/story&gt; &lt;/game&gt;&quot;)" office:value-type="string" office:string-value="&lt;game name=&quot;Virtua Fighter (Japan, USA)&quot;&gt; &lt;year&gt;1995&lt;/year&gt; &lt;rating&gt;ESRB - T (Teen)&lt;/rating&gt; &lt;title&gt;Virtua Fighter&lt;/title&gt; &lt;pub&gt;SEGA&lt;/pub&gt; &lt;dev&gt;SEGA AM2&lt;/dev&gt; &lt;genre&gt;Fighter&lt;/genre&gt; &lt;score&gt;3.6&lt;/score&gt; &lt;player&gt;1-2 Players&lt;/player&gt; &lt;story&gt;Virtua Fighter was the first of it's kind:  A one-on-one fighting game featuring fully 3D environments and characters. The fighters and arenas are rendered in flat-shaded polygons. Unlike many fighting games, Virtua Fighter focuses on deep gameplay based on actual fighting styles, rather than outrageous special moves and story lines.****There are 8 fighters to choose from in Virtua Fighter, and an equal number of fighting backdrops in which to compete. Each fighter has a distinctive fighting style, and their own set of signature moves.&lt;/story&gt; &lt;/game&gt;">
            <text:p>&lt;game name="Virtua Fighter (Japan, USA)"&gt; &lt;year&gt;1995&lt;/year&gt; &lt;rating&gt;ESRB - T (Teen)&lt;/rating&gt; &lt;title&gt;Virtua Fighter&lt;/title&gt; &lt;pub&gt;SEGA&lt;/pub&gt; &lt;dev&gt;SEGA AM2&lt;/dev&gt; &lt;genre&gt;Fighter&lt;/genre&gt; &lt;score&gt;3.6&lt;/score&gt; &lt;player&gt;1-2 Players&lt;/player&gt; &lt;story&gt;Virtua Fighter was the first of it's kind: <text:s/>A one-on-one fighting game featuring fully 3D environments and characters. The fighters and arenas are rendered in flat-shaded polygons. Unlike many fighting games, Virtua Fighter focuses on deep gameplay based on actual fighting styles, rather than outrageous special moves and story lines.****There are 8 fighters to choose from in Virtua Fighter, and an equal number of fighting backdrops in which to compete. Each fighter has a distinctive fighting style, and their own set of signature moves.&lt;/story&gt; &lt;/game&gt;</text:p>
          </table:table-cell>
        </table:table-row>
        <table:table-row table:style-name="ro1">
          <table:table-cell office:value-type="string">
            <text:p>Virtua Racing Deluxe (USA)</text:p>
          </table:table-cell>
          <table:table-cell office:value-type="string">
            <text:p>1994</text:p>
          </table:table-cell>
          <table:table-cell office:value-type="string">
            <text:p>ESRB - E (Everyone)</text:p>
          </table:table-cell>
          <table:table-cell office:value-type="string">
            <text:p>Virtua Racing Deluxe</text:p>
          </table:table-cell>
          <table:table-cell table:number-columns-repeated="2" office:value-type="string">
            <text:p>SEGA</text:p>
          </table:table-cell>
          <table:table-cell office:value-type="string">
            <text:p>Driving</text:p>
          </table:table-cell>
          <table:table-cell office:value-type="string">
            <text:p>3.8</text:p>
          </table:table-cell>
          <table:table-cell office:value-type="string">
            <text:p>1-2 Players</text:p>
          </table:table-cell>
          <table:table-cell office:value-type="string">
            <text:p>Virtua Racing Deluxe is an enhanced arcade-to-console conversion of Sega's 3D racing game. This game is primarily an arcade-style affair; Players compete in a 5 lap race with timed checkpoints. It's also possible to play with 2 players in a split-screen mode.****The 32X version of Virtua Racing adds a couple of new features. There are now 3 different types of cars to drive, including a stock car and a prototype racer. Furthermore, there are two all-new tracks.</text:p>
          </table:table-cell>
          <table:table-cell table:formula="of:=CONCATENATE(&quot;&lt;game name=&quot;;CHAR(34);[.A29];CHAR(34);&quot;&gt; &lt;year&gt;&quot;;[.B29];&quot;&lt;/year&gt; &lt;rating&gt;&quot;;[.C29];&quot;&lt;/rating&gt; &lt;title&gt;&quot;;[.D29];&quot;&lt;/title&gt; &lt;pub&gt;&quot;;[.E29];&quot;&lt;/pub&gt; &lt;dev&gt;&quot;;[.F29];&quot;&lt;/dev&gt; &lt;genre&gt;&quot;;[.G29];&quot;&lt;/genre&gt; &lt;score&gt;&quot;;[.H29];&quot;&lt;/score&gt; &lt;player&gt;&quot;;[.I29];&quot;&lt;/player&gt; &lt;story&gt;&quot;;[.J29];&quot;&lt;/story&gt; &lt;/game&gt;&quot;)" office:value-type="string" office:string-value="&lt;game name=&quot;Virtua Racing Deluxe (USA)&quot;&gt; &lt;year&gt;1994&lt;/year&gt; &lt;rating&gt;ESRB - E (Everyone)&lt;/rating&gt; &lt;title&gt;Virtua Racing Deluxe&lt;/title&gt; &lt;pub&gt;SEGA&lt;/pub&gt; &lt;dev&gt;SEGA&lt;/dev&gt; &lt;genre&gt;Driving&lt;/genre&gt; &lt;score&gt;3.8&lt;/score&gt; &lt;player&gt;1-2 Players&lt;/player&gt; &lt;story&gt;Virtua Racing Deluxe is an enhanced arcade-to-console conversion of Sega's 3D racing game. This game is primarily an arcade-style affair; Players compete in a 5 lap race with timed checkpoints. It's also possible to play with 2 players in a split-screen mode.****The 32X version of Virtua Racing adds a couple of new features. There are now 3 different types of cars to drive, including a stock car and a prototype racer. Furthermore, there are two all-new tracks.&lt;/story&gt; &lt;/game&gt;">
            <text:p>&lt;game name="Virtua Racing Deluxe (USA)"&gt; &lt;year&gt;1994&lt;/year&gt; &lt;rating&gt;ESRB - E (Everyone)&lt;/rating&gt; &lt;title&gt;Virtua Racing Deluxe&lt;/title&gt; &lt;pub&gt;SEGA&lt;/pub&gt; &lt;dev&gt;SEGA&lt;/dev&gt; &lt;genre&gt;Driving&lt;/genre&gt; &lt;score&gt;3.8&lt;/score&gt; &lt;player&gt;1-2 Players&lt;/player&gt; &lt;story&gt;Virtua Racing Deluxe is an enhanced arcade-to-console conversion of Sega's 3D racing game. This game is primarily an arcade-style affair; Players compete in a 5 lap race with timed checkpoints. It's also possible to play with 2 players in a split-screen mode.****The 32X version of Virtua Racing adds a couple of new features. There are now 3 different types of cars to drive, including a stock car and a prototype racer. Furthermore, there are two all-new tracks.&lt;/story&gt; &lt;/game&gt;</text:p>
          </table:table-cell>
        </table:table-row>
        <table:table-row table:style-name="ro1">
          <table:table-cell office:value-type="string">
            <text:p>World Series Baseball Starring Deion Sanders (USA)</text:p>
          </table:table-cell>
          <table:table-cell office:value-type="string">
            <text:p>1995</text:p>
          </table:table-cell>
          <table:table-cell office:value-type="string">
            <text:p>ESRB - E (Everyone)</text:p>
          </table:table-cell>
          <table:table-cell office:value-type="string">
            <text:p>World Series Baseball starring Deion Sanders</text:p>
          </table:table-cell>
          <table:table-cell office:value-type="string">
            <text:p>SEGA</text:p>
          </table:table-cell>
          <table:table-cell office:value-type="string">
            <text:p>BlueSky Software</text:p>
          </table:table-cell>
          <table:table-cell office:value-type="string">
            <text:p>Sports/Baseball</text:p>
          </table:table-cell>
          <table:table-cell office:value-type="string">
            <text:p>3.8</text:p>
          </table:table-cell>
          <table:table-cell office:value-type="string">
            <text:p>1-2 Players</text:p>
          </table:table-cell>
          <table:table-cell office:value-type="string">
            <text:p>This game is the 32X entry in Sega's popular and long-running World Series Baseball line. <text:s/>It features a full MLBPA license, which allows it to have all 28 teams and 700 real-life players. ****There are 3 main game modes: exhibition, full season, and playoff. <text:s/>Exhibition is usefull for a quick game between any two teams of your choosing. <text:s/>Full season allows you to play an entire Major League Baseball season. <text:s/>And finally the playoff mode allows you to play the games leading up to the World Series. <text:s/>Also included are two different home run derby modes, and a full draft and trade for creating your team.</text:p>
          </table:table-cell>
          <table:table-cell table:formula="of:=CONCATENATE(&quot;&lt;game name=&quot;;CHAR(34);[.A30];CHAR(34);&quot;&gt; &lt;year&gt;&quot;;[.B30];&quot;&lt;/year&gt; &lt;rating&gt;&quot;;[.C30];&quot;&lt;/rating&gt; &lt;title&gt;&quot;;[.D30];&quot;&lt;/title&gt; &lt;pub&gt;&quot;;[.E30];&quot;&lt;/pub&gt; &lt;dev&gt;&quot;;[.F30];&quot;&lt;/dev&gt; &lt;genre&gt;&quot;;[.G30];&quot;&lt;/genre&gt; &lt;score&gt;&quot;;[.H30];&quot;&lt;/score&gt; &lt;player&gt;&quot;;[.I30];&quot;&lt;/player&gt; &lt;story&gt;&quot;;[.J30];&quot;&lt;/story&gt; &lt;/game&gt;&quot;)" office:value-type="string" office:string-value="&lt;game name=&quot;World Series Baseball Starring Deion Sanders (USA)&quot;&gt; &lt;year&gt;1995&lt;/year&gt; &lt;rating&gt;ESRB - E (Everyone)&lt;/rating&gt; &lt;title&gt;World Series Baseball starring Deion Sanders&lt;/title&gt; &lt;pub&gt;SEGA&lt;/pub&gt; &lt;dev&gt;BlueSky Software&lt;/dev&gt; &lt;genre&gt;Sports/Baseball&lt;/genre&gt; &lt;score&gt;3.8&lt;/score&gt; &lt;player&gt;1-2 Players&lt;/player&gt; &lt;story&gt;This game is the 32X entry in Sega's popular and long-running World Series Baseball line.  It features a full MLBPA license, which allows it to have all 28 teams and 700 real-life players. ****There are 3 main game modes: exhibition, full season, and playoff.  Exhibition is usefull for a quick game between any two teams of your choosing.  Full season allows you to play an entire Major League Baseball season.  And finally the playoff mode allows you to play the games leading up to the World Series.  Also included are two different home run derby modes, and a full draft and trade for creating your team.&lt;/story&gt; &lt;/game&gt;">
            <text:p>&lt;game name="World Series Baseball Starring Deion Sanders (USA)"&gt; &lt;year&gt;1995&lt;/year&gt; &lt;rating&gt;ESRB - E (Everyone)&lt;/rating&gt; &lt;title&gt;World Series Baseball starring Deion Sanders&lt;/title&gt; &lt;pub&gt;SEGA&lt;/pub&gt; &lt;dev&gt;BlueSky Software&lt;/dev&gt; &lt;genre&gt;Sports/Baseball&lt;/genre&gt; &lt;score&gt;3.8&lt;/score&gt; &lt;player&gt;1-2 Players&lt;/player&gt; &lt;story&gt;This game is the 32X entry in Sega's popular and long-running World Series Baseball line. <text:s/>It features a full MLBPA license, which allows it to have all 28 teams and 700 real-life players. ****There are 3 main game modes: exhibition, full season, and playoff. <text:s/>Exhibition is usefull for a quick game between any two teams of your choosing. <text:s/>Full season allows you to play an entire Major League Baseball season. <text:s/>And finally the playoff mode allows you to play the games leading up to the World Series. <text:s/>Also included are two different home run derby modes, and a full draft and trade for creating your team.&lt;/story&gt; &lt;/game&gt;</text:p>
          </table:table-cell>
        </table:table-row>
        <table:table-row table:style-name="ro1">
          <table:table-cell office:value-type="string">
            <text:p>WWF Raw (World)</text:p>
          </table:table-cell>
          <table:table-cell office:value-type="string">
            <text:p>1995</text:p>
          </table:table-cell>
          <table:table-cell office:value-type="string">
            <text:p>ESRB - E (Everyone)</text:p>
          </table:table-cell>
          <table:table-cell office:value-type="string">
            <text:p>WWF Raw</text:p>
          </table:table-cell>
          <table:table-cell office:value-type="string">
            <text:p>Acclaim Entertainment</text:p>
          </table:table-cell>
          <table:table-cell office:value-type="string">
            <text:p>Sculptured Software</text:p>
          </table:table-cell>
          <table:table-cell office:value-type="string">
            <text:p>Sports/Wrestling</text:p>
          </table:table-cell>
          <table:table-cell office:value-type="string">
            <text:p>3.5</text:p>
          </table:table-cell>
          <table:table-cell office:value-type="string">
            <text:p>1-4 Players</text:p>
          </table:table-cell>
          <table:table-cell office:value-type="string">
            <text:p>WWF Raw is a professional wrestling game featuring 10 superstars from the World Wrestling Federation. <text:s/>The wrestlers you can choose from include Bret "Hit Man" Hart, Bam Bam Bigelow, 1-2-3 Kid, Diesel, Doink, Lex Luger, Luna Vachon, Owen Hart, Razor Ramon, Shawn Michaels, Undertaker, and Yokozuna.****In this game, you attempt to pin your opponent to the mat by reducing his power meter until he can fight no more. <text:s/>There is a large number of moves to perform, including turnbuckle maneuvers and "illegal" acts such as hitting your opponent with a metal folding chair.****This game supports up to 4 simultaneous players, and has the following game modes: One-on-One, Tag Team, Bedlam, Survivor Series, Royal Rumble, Raw Endurance Match, and Rematch.</text:p>
          </table:table-cell>
          <table:table-cell table:formula="of:=CONCATENATE(&quot;&lt;game name=&quot;;CHAR(34);[.A31];CHAR(34);&quot;&gt; &lt;year&gt;&quot;;[.B31];&quot;&lt;/year&gt; &lt;rating&gt;&quot;;[.C31];&quot;&lt;/rating&gt; &lt;title&gt;&quot;;[.D31];&quot;&lt;/title&gt; &lt;pub&gt;&quot;;[.E31];&quot;&lt;/pub&gt; &lt;dev&gt;&quot;;[.F31];&quot;&lt;/dev&gt; &lt;genre&gt;&quot;;[.G31];&quot;&lt;/genre&gt; &lt;score&gt;&quot;;[.H31];&quot;&lt;/score&gt; &lt;player&gt;&quot;;[.I31];&quot;&lt;/player&gt; &lt;story&gt;&quot;;[.J31];&quot;&lt;/story&gt; &lt;/game&gt;&quot;)" office:value-type="string" office:string-value="&lt;game name=&quot;WWF Raw (World)&quot;&gt; &lt;year&gt;1995&lt;/year&gt; &lt;rating&gt;ESRB - E (Everyone)&lt;/rating&gt; &lt;title&gt;WWF Raw&lt;/title&gt; &lt;pub&gt;Acclaim Entertainment&lt;/pub&gt; &lt;dev&gt;Sculptured Software&lt;/dev&gt; &lt;genre&gt;Sports/Wrestling&lt;/genre&gt; &lt;score&gt;3.5&lt;/score&gt; &lt;player&gt;1-4 Players&lt;/player&gt; &lt;story&gt;WWF Raw is a professional wrestling game featuring 10 superstars from the World Wrestling Federation.  The wrestlers you can choose from include Bret &quot;Hit Man&quot; Hart, Bam Bam Bigelow, 1-2-3 Kid, Diesel, Doink, Lex Luger, Luna Vachon, Owen Hart, Razor Ramon, Shawn Michaels, Undertaker, and Yokozuna.****In this game, you attempt to pin your opponent to the mat by reducing his power meter until he can fight no more.  There is a large number of moves to perform, including turnbuckle maneuvers and &quot;illegal&quot; acts such as hitting your opponent with a metal folding chair.****This game supports up to 4 simultaneous players, and has the following game modes: One-on-One, Tag Team, Bedlam, Survivor Series, Royal Rumble, Raw Endurance Match, and Rematch.&lt;/story&gt; &lt;/game&gt;">
            <text:p>&lt;game name="WWF Raw (World)"&gt; &lt;year&gt;1995&lt;/year&gt; &lt;rating&gt;ESRB - E (Everyone)&lt;/rating&gt; &lt;title&gt;WWF Raw&lt;/title&gt; &lt;pub&gt;Acclaim Entertainment&lt;/pub&gt; &lt;dev&gt;Sculptured Software&lt;/dev&gt; &lt;genre&gt;Sports/Wrestling&lt;/genre&gt; &lt;score&gt;3.5&lt;/score&gt; &lt;player&gt;1-4 Players&lt;/player&gt; &lt;story&gt;WWF Raw is a professional wrestling game featuring 10 superstars from the World Wrestling Federation. <text:s/>The wrestlers you can choose from include Bret "Hit Man" Hart, Bam Bam Bigelow, 1-2-3 Kid, Diesel, Doink, Lex Luger, Luna Vachon, Owen Hart, Razor Ramon, Shawn Michaels, Undertaker, and Yokozuna.****In this game, you attempt to pin your opponent to the mat by reducing his power meter until he can fight no more. <text:s/>There is a large number of moves to perform, including turnbuckle maneuvers and "illegal" acts such as hitting your opponent with a metal folding chair.****This game supports up to 4 simultaneous players, and has the following game modes: One-on-One, Tag Team, Bedlam, Survivor Series, Royal Rumble, Raw Endurance Match, and Rematch.&lt;/story&gt; &lt;/game&gt;</text:p>
          </table:table-cell>
        </table:table-row>
        <table:table-row table:style-name="ro1">
          <table:table-cell office:value-type="string">
            <text:p>WWF WrestleMania - The Arcade Game (USA)</text:p>
          </table:table-cell>
          <table:table-cell office:value-type="string">
            <text:p>1995</text:p>
          </table:table-cell>
          <table:table-cell office:value-type="string">
            <text:p>ESRB - E (Everyone)</text:p>
          </table:table-cell>
          <table:table-cell office:value-type="string">
            <text:p>WWF WrestleMania: The Arcade Game</text:p>
          </table:table-cell>
          <table:table-cell office:value-type="string">
            <text:p>Acclaim Entertainment</text:p>
          </table:table-cell>
          <table:table-cell office:value-type="string">
            <text:p>Sculptured Software</text:p>
          </table:table-cell>
          <table:table-cell office:value-type="string">
            <text:p>Sports/Wrestling</text:p>
          </table:table-cell>
          <table:table-cell office:value-type="string">
            <text:p>2.8</text:p>
          </table:table-cell>
          <table:table-cell office:value-type="string">
            <text:p>1-2 Players</text:p>
          </table:table-cell>
          <table:table-cell office:value-type="string">
            <text:p>WWF Wrestlemania: The Arcade Game merges the personalities and action of the popular WWF TV show characters with a Mortal Kombat-style fighting game. This title features digitized graphics of 8 WWF superstars: Doink, Razor Ramon, Bret "Hit Man" Hart, Shawn Michaels, The Undertaker, Yokozuna, Bam Bam Bigelow, and Lex Luger.****Although it is a wrestling title, this game is structured a lot like a one-on-one fighter. It is very fast-paced, and features crazy special moves. Also, each match is divided into a series of rounds, much like a fighting game. Instead of each round ending in a KO, each round simply ends when you force the other wrestler(s) to fall by reducing their energy meter. Game modes include single player arcade mode, tournament mode, and vs mode for 1-on-1 multiplayer.</text:p>
          </table:table-cell>
          <table:table-cell table:formula="of:=CONCATENATE(&quot;&lt;game name=&quot;;CHAR(34);[.A32];CHAR(34);&quot;&gt; &lt;year&gt;&quot;;[.B32];&quot;&lt;/year&gt; &lt;rating&gt;&quot;;[.C32];&quot;&lt;/rating&gt; &lt;title&gt;&quot;;[.D32];&quot;&lt;/title&gt; &lt;pub&gt;&quot;;[.E32];&quot;&lt;/pub&gt; &lt;dev&gt;&quot;;[.F32];&quot;&lt;/dev&gt; &lt;genre&gt;&quot;;[.G32];&quot;&lt;/genre&gt; &lt;score&gt;&quot;;[.H32];&quot;&lt;/score&gt; &lt;player&gt;&quot;;[.I32];&quot;&lt;/player&gt; &lt;story&gt;&quot;;[.J32];&quot;&lt;/story&gt; &lt;/game&gt;&quot;)" office:value-type="string" office:string-value="&lt;game name=&quot;WWF WrestleMania - The Arcade Game (USA)&quot;&gt; &lt;year&gt;1995&lt;/year&gt; &lt;rating&gt;ESRB - E (Everyone)&lt;/rating&gt; &lt;title&gt;WWF WrestleMania: The Arcade Game&lt;/title&gt; &lt;pub&gt;Acclaim Entertainment&lt;/pub&gt; &lt;dev&gt;Sculptured Software&lt;/dev&gt; &lt;genre&gt;Sports/Wrestling&lt;/genre&gt; &lt;score&gt;2.8&lt;/score&gt; &lt;player&gt;1-2 Players&lt;/player&gt; &lt;story&gt;WWF Wrestlemania: The Arcade Game merges the personalities and action of the popular WWF TV show characters with a Mortal Kombat-style fighting game. This title features digitized graphics of 8 WWF superstars: Doink, Razor Ramon, Bret &quot;Hit Man&quot; Hart, Shawn Michaels, The Undertaker, Yokozuna, Bam Bam Bigelow, and Lex Luger.****Although it is a wrestling title, this game is structured a lot like a one-on-one fighter. It is very fast-paced, and features crazy special moves. Also, each match is divided into a series of rounds, much like a fighting game. Instead of each round ending in a KO, each round simply ends when you force the other wrestler(s) to fall by reducing their energy meter. Game modes include single player arcade mode, tournament mode, and vs mode for 1-on-1 multiplayer.&lt;/story&gt; &lt;/game&gt;">
            <text:p>&lt;game name="WWF WrestleMania - The Arcade Game (USA)"&gt; &lt;year&gt;1995&lt;/year&gt; &lt;rating&gt;ESRB - E (Everyone)&lt;/rating&gt; &lt;title&gt;WWF WrestleMania: The Arcade Game&lt;/title&gt; &lt;pub&gt;Acclaim Entertainment&lt;/pub&gt; &lt;dev&gt;Sculptured Software&lt;/dev&gt; &lt;genre&gt;Sports/Wrestling&lt;/genre&gt; &lt;score&gt;2.8&lt;/score&gt; &lt;player&gt;1-2 Players&lt;/player&gt; &lt;story&gt;WWF Wrestlemania: The Arcade Game merges the personalities and action of the popular WWF TV show characters with a Mortal Kombat-style fighting game. This title features digitized graphics of 8 WWF superstars: Doink, Razor Ramon, Bret "Hit Man" Hart, Shawn Michaels, The Undertaker, Yokozuna, Bam Bam Bigelow, and Lex Luger.****Although it is a wrestling title, this game is structured a lot like a one-on-one fighter. It is very fast-paced, and features crazy special moves. Also, each match is divided into a series of rounds, much like a fighting game. Instead of each round ending in a KO, each round simply ends when you force the other wrestler(s) to fall by reducing their energy meter. Game modes include single player arcade mode, tournament mode, and vs mode for 1-on-1 multiplayer.&lt;/story&gt; &lt;/game&gt;</text:p>
          </table:table-cell>
        </table:table-row>
        <table:table-row table:style-name="ro1">
          <table:table-cell office:value-type="string">
            <text:p>Zaxxon's Motherbase 2000 (Japan, USA)</text:p>
          </table:table-cell>
          <table:table-cell office:value-type="string">
            <text:p>1995</text:p>
          </table:table-cell>
          <table:table-cell office:value-type="string">
            <text:p>ESRB - E (Everyone)</text:p>
          </table:table-cell>
          <table:table-cell office:value-type="string">
            <text:p>Zaxxon's Motherbase 2000</text:p>
          </table:table-cell>
          <table:table-cell office:value-type="string">
            <text:p>SEGA</text:p>
          </table:table-cell>
          <table:table-cell office:value-type="string">
            <text:p>CSK Research Institute Corp.</text:p>
          </table:table-cell>
          <table:table-cell office:value-type="string">
            <text:p>Shooter</text:p>
          </table:table-cell>
          <table:table-cell office:value-type="string">
            <text:p>3.2</text:p>
          </table:table-cell>
          <table:table-cell office:value-type="string">
            <text:p>1-2 Players</text:p>
          </table:table-cell>
          <table:table-cell office:value-type="string">
            <text:p>This 32X-exclusive sci-fi shooter has gameplay is somewhat like Sega arcade classic Zaxxon. The graphics consist of a diagonally scrolling playfield which creates a pseudo 3D environment. <text:s/>The backgrounds are drawn using 2D scrolling planes, but the enemy and ship objects are drawn using 3D flat-shaded polygons.****Although the basic goal of each of the 9 levels is to shoot everything without getting shot, the game has a strategic element. <text:s/>Your basic spacecraft has very little firepower, and can only sustain one hit. <text:s/>To make matters worse, there are very few power-ups. <text:s/>In order to survive, you have to jump on top of enemies and take control of their weapons systems. <text:s/>This system allows for a large variety of player-controllable ships.</text:p>
          </table:table-cell>
          <table:table-cell table:formula="of:=CONCATENATE(&quot;&lt;game name=&quot;;CHAR(34);[.A33];CHAR(34);&quot;&gt; &lt;year&gt;&quot;;[.B33];&quot;&lt;/year&gt; &lt;rating&gt;&quot;;[.C33];&quot;&lt;/rating&gt; &lt;title&gt;&quot;;[.D33];&quot;&lt;/title&gt; &lt;pub&gt;&quot;;[.E33];&quot;&lt;/pub&gt; &lt;dev&gt;&quot;;[.F33];&quot;&lt;/dev&gt; &lt;genre&gt;&quot;;[.G33];&quot;&lt;/genre&gt; &lt;score&gt;&quot;;[.H33];&quot;&lt;/score&gt; &lt;player&gt;&quot;;[.I33];&quot;&lt;/player&gt; &lt;story&gt;&quot;;[.J33];&quot;&lt;/story&gt; &lt;/game&gt;&quot;)" office:value-type="string" office:string-value="&lt;game name=&quot;Zaxxon's Motherbase 2000 (Japan, USA)&quot;&gt; &lt;year&gt;1995&lt;/year&gt; &lt;rating&gt;ESRB - E (Everyone)&lt;/rating&gt; &lt;title&gt;Zaxxon's Motherbase 2000&lt;/title&gt; &lt;pub&gt;SEGA&lt;/pub&gt; &lt;dev&gt;CSK Research Institute Corp.&lt;/dev&gt; &lt;genre&gt;Shooter&lt;/genre&gt; &lt;score&gt;3.2&lt;/score&gt; &lt;player&gt;1-2 Players&lt;/player&gt; &lt;story&gt;This 32X-exclusive sci-fi shooter has gameplay is somewhat like Sega arcade classic Zaxxon. The graphics consist of a diagonally scrolling playfield which creates a pseudo 3D environment.  The backgrounds are drawn using 2D scrolling planes, but the enemy and ship objects are drawn using 3D flat-shaded polygons.****Although the basic goal of each of the 9 levels is to shoot everything without getting shot, the game has a strategic element.  Your basic spacecraft has very little firepower, and can only sustain one hit.  To make matters worse, there are very few power-ups.  In order to survive, you have to jump on top of enemies and take control of their weapons systems.  This system allows for a large variety of player-controllable ships.&lt;/story&gt; &lt;/game&gt;">
            <text:p>&lt;game name="Zaxxon's Motherbase 2000 (Japan, USA)"&gt; &lt;year&gt;1995&lt;/year&gt; &lt;rating&gt;ESRB - E (Everyone)&lt;/rating&gt; &lt;title&gt;Zaxxon's Motherbase 2000&lt;/title&gt; &lt;pub&gt;SEGA&lt;/pub&gt; &lt;dev&gt;CSK Research Institute Corp.&lt;/dev&gt; &lt;genre&gt;Shooter&lt;/genre&gt; &lt;score&gt;3.2&lt;/score&gt; &lt;player&gt;1-2 Players&lt;/player&gt; &lt;story&gt;This 32X-exclusive sci-fi shooter has gameplay is somewhat like Sega arcade classic Zaxxon. The graphics consist of a diagonally scrolling playfield which creates a pseudo 3D environment. <text:s/>The backgrounds are drawn using 2D scrolling planes, but the enemy and ship objects are drawn using 3D flat-shaded polygons.****Although the basic goal of each of the 9 levels is to shoot everything without getting shot, the game has a strategic element. <text:s/>Your basic spacecraft has very little firepower, and can only sustain one hit. <text:s/>To make matters worse, there are very few power-ups. <text:s/>In order to survive, you have to jump on top of enemies and take control of their weapons systems. <text:s/>This system allows for a large variety of player-controllable ships.&lt;/story&gt; &lt;/game&gt;</text:p>
          </table:table-cell>
        </table:table-row>
        <table:table-row table:style-name="ro1" table:number-rows-repeated="1048542">
          <table:table-cell table:number-columns-repeated="11"/>
        </table:table-row>
        <table:table-row table:style-name="ro1">
          <table:table-cell table:number-columns-repeated="11"/>
        </table:table-row>
      </table:table>
      <table:database-ranges>
        <table:database-range table:target-range-address="Sheet1.D1:Sheet1.AMA104857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it" fo:country="IT"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currency-symbol number:language="it" number:country="IT">€</number:currency-symbol>
      <number:text> </number:text>
      <number:number number: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7P0"/>
    </number:currency-style>
    <number:currency-style style:name="N108P0" style:volatile="true">
      <number:currency-symbol number:language="en" number:country="US">$</number:currency-symbol>
      <number:number number:decimal-places="2" number:min-integer-digits="1" number:grouping="true"/>
    </number:currency-style>
    <number:currency-style style:name="N108">
      <style:text-properties fo:color="#ff0000"/>
      <number:text>-</number:text>
      <number:currency-symbol number:language="en" number:country="US">$</number:currency-symbol>
      <number:number number:decimal-places="2" number:min-integer-digits="1" number:grouping="true"/>
      <style:map style:condition="value()&gt;=0" style:apply-style-name="N108P0"/>
    </number:currency-style>
    <number:number-style style:name="N109">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1">01/03/2016</text:date>, <text:time>17:26: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3-01T17:26:08.66</dc:date>
    <meta:generator>OpenOffice/4.1.2$Win32 OpenOffice.org_project/412m3$Build-9782</meta:generator>
    <meta:editing-duration>PT37M42S</meta:editing-duration>
    <meta:editing-cycles>7</meta:editing-cycles>
    <meta:document-statistic meta:table-count="1" meta:cell-count="363" meta:object-count="0"/>
  </office:meta>
</office:document-meta>
</file>